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9.585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Vatos Urban Tacos </text:p>
          </table:table-cell>
          <table:table-cell office:value-type="string" calcext:value-type="string">
            <text:p>181-8 Itaewon-dong, Yongsan-gu, Seoul, South Korea</text:p>
          </table:table-cell>
          <table:table-cell office:value-type="string" calcext:value-type="string">
            <text:p>+82 2-797-8226</text:p>
          </table:table-cell>
          <table:table-cell office:value-type="float" office:value="37.534568" calcext:value-type="float">
            <text:p>37.534568</text:p>
          </table:table-cell>
          <table:table-cell office:value-type="float" office:value="126.990216" calcext:value-type="float">
            <text:p>126.990216</text:p>
          </table:table-cell>
        </table:table-row>
        <table:table-row table:style-name="ro1">
          <table:table-cell office:value-type="string" calcext:value-type="string">
            <text:p>Le Saint-Ex</text:p>
          </table:table-cell>
          <table:table-cell table:style-name="Default" office:value-type="string" calcext:value-type="string">
            <text:p>South Korea, Seoul 119-28 Itaewon -dong, Yongsan-gu</text:p>
          </table:table-cell>
          <table:table-cell office:value-type="string" calcext:value-type="string">
            <text:p>+82 2-795-2465</text:p>
          </table:table-cell>
          <table:table-cell office:value-type="float" office:value="37.534826" calcext:value-type="float">
            <text:p>37.534826</text:p>
          </table:table-cell>
          <table:table-cell office:value-type="float" office:value="126.992534" calcext:value-type="float">
            <text:p>126.992534</text:p>
          </table:table-cell>
        </table:table-row>
        <table:table-row table:style-name="ro1">
          <table:table-cell office:value-type="string" calcext:value-type="string">
            <text:p>N Grill</text:p>
          </table:table-cell>
          <table:table-cell office:value-type="string" calcext:value-type="string">
            <text:p>1-3 Yongsan 2(i)ga-dong, Yongsan-gu, Seoul, South Korea</text:p>
          </table:table-cell>
          <table:table-cell office:value-type="string" calcext:value-type="string">
            <text:p>+82 2-3455-9297</text:p>
          </table:table-cell>
          <table:table-cell office:value-type="float" office:value="37.546484" calcext:value-type="float">
            <text:p>37.546484</text:p>
          </table:table-cell>
          <table:table-cell office:value-type="float" office:value="126.986598" calcext:value-type="float">
            <text:p>126.986598</text:p>
          </table:table-cell>
        </table:table-row>
        <table:table-row table:style-name="ro1">
          <table:table-cell office:value-type="string" calcext:value-type="string">
            <text:p>OKitchen</text:p>
          </table:table-cell>
          <table:table-cell table:style-name="Default" office:value-type="string" calcext:value-type="string">
            <text:p>Dong 23-8, Yeongdeungpo-gu, Seoul, South Korea</text:p>
          </table:table-cell>
          <table:table-cell office:value-type="string" calcext:value-type="string">
            <text:p>+82 2-797-6420</text:p>
          </table:table-cell>
          <table:table-cell office:value-type="float" office:value="37.5150162" calcext:value-type="float">
            <text:p>37.5150162</text:p>
          </table:table-cell>
          <table:table-cell office:value-type="float" office:value="126.8905846" calcext:value-type="float">
            <text:p>126.8905846</text:p>
          </table:table-cell>
        </table:table-row>
        <table:table-row table:style-name="ro1">
          <table:table-cell office:value-type="string" calcext:value-type="string">
            <text:p>Tosokchon</text:p>
          </table:table-cell>
          <table:table-cell office:value-type="string" calcext:value-type="string">
            <text:p>5 Jahamun-ro 5-gil, Jongno-gu, Seoul, South Korea</text:p>
          </table:table-cell>
          <table:table-cell office:value-type="string" calcext:value-type="string">
            <text:p>+82 2-737-7444</text:p>
          </table:table-cell>
          <table:table-cell office:value-type="float" office:value="37.5775632" calcext:value-type="float">
            <text:p>37.5775632</text:p>
          </table:table-cell>
          <table:table-cell office:value-type="float" office:value="126.9715804" calcext:value-type="float">
            <text:p>126.9715804</text:p>
          </table:table-cell>
        </table:table-row>
        <table:table-row table:style-name="ro1">
          <table:table-cell office:value-type="string" calcext:value-type="string">
            <text:p>Top Cloud Restaurant</text:p>
          </table:table-cell>
          <table:table-cell table:style-name="ce2" office:value-type="string" calcext:value-type="string">
            <text:p>51 Jong-ro, Jongno-gu, Seoul, South Korea</text:p>
          </table:table-cell>
          <table:table-cell office:value-type="string" calcext:value-type="string">
            <text:p>+82 2-2198-3300</text:p>
          </table:table-cell>
          <table:table-cell office:value-type="float" office:value="37.5707075" calcext:value-type="float">
            <text:p>37.5707075</text:p>
          </table:table-cell>
          <table:table-cell office:value-type="float" office:value="126.9835766" calcext:value-type="float">
            <text:p>126.9835766</text:p>
          </table:table-cell>
        </table:table-row>
        <table:table-row table:style-name="ro1">
          <table:table-cell office:value-type="string" calcext:value-type="string">
            <text:p>Pierre Gagnaire à Séoul</text:p>
          </table:table-cell>
          <table:table-cell office:value-type="string" calcext:value-type="string">
            <text:p>1 Sogong-dong, Jung-gu, Seoul, South Korea</text:p>
          </table:table-cell>
          <table:table-cell office:value-type="string" calcext:value-type="string">
            <text:p>+82 2-317-7181</text:p>
          </table:table-cell>
          <table:table-cell office:value-type="float" office:value="37.5649903" calcext:value-type="float">
            <text:p>37.5649903</text:p>
          </table:table-cell>
          <table:table-cell office:value-type="float" office:value="126.981369" calcext:value-type="float">
            <text:p>126.981369</text:p>
          </table:table-cell>
        </table:table-row>
        <table:table-row table:style-name="ro1">
          <table:table-cell table:style-name="ce2" office:value-type="string" calcext:value-type="string">
            <text:p>Seoul Jung restaurant</text:p>
          </table:table-cell>
          <table:table-cell office:value-type="string" calcext:value-type="string">
            <text:p>11 Seolleung-ro 158-gil, Gangnam-gu, Seoul, South Korea</text:p>
          </table:table-cell>
          <table:table-cell office:value-type="string" calcext:value-type="string">
            <text:p>+82 2-517-4654</text:p>
          </table:table-cell>
          <table:table-cell office:value-type="float" office:value="37.5256192" calcext:value-type="float">
            <text:p>37.5256192</text:p>
          </table:table-cell>
          <table:table-cell office:value-type="float" office:value="127.0410689" calcext:value-type="float">
            <text:p>127.0410689</text:p>
          </table:table-cell>
        </table:table-row>
        <table:table-row table:style-name="ro1">
          <table:table-cell office:value-type="string" calcext:value-type="string">
            <text:p>Elbon the Table</text:p>
          </table:table-cell>
          <table:table-cell office:value-type="string" calcext:value-type="string">
            <text:p>530-5 Sinsa-dong, Gangnam-gu, Seoul, South Korea</text:p>
          </table:table-cell>
          <table:table-cell office:value-type="string" calcext:value-type="string">
            <text:p>+82 2-547-4100</text:p>
          </table:table-cell>
          <table:table-cell office:value-type="float" office:value="37.5233872" calcext:value-type="float">
            <text:p>37.5233872</text:p>
          </table:table-cell>
          <table:table-cell office:value-type="float" office:value="127.0220554" calcext:value-type="float">
            <text:p>127.0220554</text:p>
          </table:table-cell>
        </table:table-row>
        <table:table-row table:style-name="ro1">
          <table:table-cell office:value-type="string" calcext:value-type="string">
            <text:p>Di Matteo</text:p>
          </table:table-cell>
          <table:table-cell office:value-type="string" calcext:value-type="string">
            <text:p> 1-141 Dongsung-dong, Jongno-gu, Seoul, South Korea</text:p>
          </table:table-cell>
          <table:table-cell office:value-type="string" calcext:value-type="string">
            <text:p>+82 2-747-4444</text:p>
          </table:table-cell>
          <table:table-cell office:value-type="float" office:value="37.579976" calcext:value-type="float">
            <text:p>37.579976</text:p>
          </table:table-cell>
          <table:table-cell office:value-type="float" office:value="127.0039223" calcext:value-type="float">
            <text:p>127.0039223</text:p>
          </table:table-cell>
        </table:table-row>
        <table:table-row table:style-name="ro1">
          <table:table-cell office:value-type="string" calcext:value-type="string">
            <text:p>Samwon Garden</text:p>
          </table:table-cell>
          <table:table-cell table:style-name="Default" office:value-type="string" calcext:value-type="string">
            <text:p>South Korea, 623-5 Sinsa-dong , Gangnam-gu, Seoul</text:p>
          </table:table-cell>
          <table:table-cell office:value-type="string" calcext:value-type="string">
            <text:p>+82 2-548-3030</text:p>
          </table:table-cell>
          <table:table-cell office:value-type="float" office:value="37.5249265" calcext:value-type="float">
            <text:p>37.5249265</text:p>
          </table:table-cell>
          <table:table-cell office:value-type="float" office:value="127.0325905" calcext:value-type="float">
            <text:p>127.0325905</text:p>
          </table:table-cell>
        </table:table-row>
        <table:table-row table:style-name="ro2">
          <table:table-cell office:value-type="string" calcext:value-type="string">
            <text:p>Woolaeoak</text:p>
          </table:table-cell>
          <table:table-cell table:style-name="ce2" office:value-type="string" calcext:value-type="string">
            <text:p>Jugyodong 118-1, Jung-gu, Seoul, South Korea</text:p>
          </table:table-cell>
          <table:table-cell office:value-type="string" calcext:value-type="string">
            <text:p>+82 2-2265-0151</text:p>
          </table:table-cell>
          <table:table-cell office:value-type="float" office:value="37.5681851" calcext:value-type="float">
            <text:p>37.5681851</text:p>
          </table:table-cell>
          <table:table-cell office:value-type="float" office:value="126.9987092" calcext:value-type="float">
            <text:p>126.9987092</text:p>
          </table:table-cell>
        </table:table-row>
        <table:table-row table:style-name="ro1">
          <table:table-cell table:style-name="ce2" office:value-type="string" calcext:value-type="string">
            <text:p>Paolo Maria de</text:p>
          </table:table-cell>
          <table:table-cell office:value-type="string" calcext:value-type="string">
            <text:p>13 Daesagwan-ro 31-gil, Yongsan-gu, Seoul, South Korea</text:p>
          </table:table-cell>
          <table:table-cell office:value-type="string" calcext:value-type="string">
            <text:p>+82 2-599-9936</text:p>
          </table:table-cell>
          <table:table-cell office:value-type="float" office:value="37.5338752" calcext:value-type="float">
            <text:p>37.5338752</text:p>
          </table:table-cell>
          <table:table-cell office:value-type="float" office:value="127.005734" calcext:value-type="float">
            <text:p>127.005734</text:p>
          </table:table-cell>
        </table:table-row>
        <table:table-row table:style-name="ro1">
          <table:table-cell office:value-type="string" calcext:value-type="string">
            <text:p>Sushi Hyo</text:p>
          </table:table-cell>
          <table:table-cell office:value-type="string" calcext:value-type="string">
            <text:p>21-16 Cheongdam-dong, Gangnam-gu, Seoul, South Korea</text:p>
          </table:table-cell>
          <table:table-cell office:value-type="string" calcext:value-type="string">
            <text:p>+82 2-545-0023</text:p>
          </table:table-cell>
          <table:table-cell office:value-type="float" office:value="37.5220611" calcext:value-type="float">
            <text:p>37.5220611</text:p>
          </table:table-cell>
          <table:table-cell office:value-type="float" office:value="127.0418667" calcext:value-type="float">
            <text:p>127.0418667</text:p>
          </table:table-cell>
        </table:table-row>
        <table:table-row table:style-name="ro2">
          <table:table-cell office:value-type="string" calcext:value-type="string">
            <text:p>Philkyungjae</text:p>
          </table:table-cell>
          <table:table-cell table:style-name="ce2" office:value-type="string" calcext:value-type="string">
            <text:p>Suseo-dong 739-1, Gangnam-gu, Seoul, South Korea</text:p>
          </table:table-cell>
          <table:table-cell office:value-type="string" calcext:value-type="string">
            <text:p>+82 2-445-2115</text:p>
          </table:table-cell>
          <table:table-cell office:value-type="float" office:value="37.4847924" calcext:value-type="float">
            <text:p>37.4847924</text:p>
          </table:table-cell>
          <table:table-cell office:value-type="float" office:value="127.0951896" calcext:value-type="float">
            <text:p>127.0951896</text:p>
          </table:table-cell>
        </table:table-row>
        <table:table-row table:style-name="ro1">
          <table:table-cell table:style-name="Default" office:value-type="string" calcext:value-type="string">
            <text:p>Petra</text:p>
          </table:table-cell>
          <table:table-cell office:value-type="string" calcext:value-type="string">
            <text:p>552 Itaewon-dong, Yongsan-gu, Seoul, South Korea</text:p>
          </table:table-cell>
          <table:table-cell office:value-type="string" calcext:value-type="string">
            <text:p>+82 2-790-4433</text:p>
          </table:table-cell>
          <table:table-cell office:value-type="float" office:value="37.5346319" calcext:value-type="float">
            <text:p>37.5346319</text:p>
          </table:table-cell>
          <table:table-cell office:value-type="float" office:value="126.9876838" calcext:value-type="float">
            <text:p>126.9876838</text:p>
          </table:table-cell>
        </table:table-row>
        <table:table-row table:style-name="ro1">
          <table:table-cell office:value-type="string" calcext:value-type="string">
            <text:p>L'Espoir</text:p>
          </table:table-cell>
          <table:table-cell office:value-type="string" calcext:value-type="string">
            <text:p>90-20, Cheongdam-dong, Gangnam-gu, Seoul, South Korea</text:p>
          </table:table-cell>
          <table:table-cell office:value-type="string" calcext:value-type="string">
            <text:p>+82 2-517-6034</text:p>
          </table:table-cell>
          <table:table-cell office:value-type="float" office:value="37.5247396" calcext:value-type="float">
            <text:p>37.5247396</text:p>
          </table:table-cell>
          <table:table-cell office:value-type="float" office:value="127.0423789" calcext:value-type="float">
            <text:p>127.0423789</text:p>
          </table:table-cell>
        </table:table-row>
        <table:table-row table:style-name="ro1">
          <table:table-cell office:value-type="string" calcext:value-type="string">
            <text:p>Tuscany</text:p>
          </table:table-cell>
          <table:table-cell office:value-type="string" calcext:value-type="string">
            <text:p>119 Sogong-ro, Jung-gu, Seoul, South Korea</text:p>
          </table:table-cell>
          <table:table-cell office:value-type="string" calcext:value-type="string">
            <text:p>+82 2-310-7349</text:p>
          </table:table-cell>
          <table:table-cell office:value-type="float" office:value="37.5646275" calcext:value-type="float">
            <text:p>37.5646275</text:p>
          </table:table-cell>
          <table:table-cell office:value-type="float" office:value="126.9780619" calcext:value-type="float">
            <text:p>126.9780619</text:p>
          </table:table-cell>
        </table:table-row>
        <table:table-row table:style-name="ro1">
          <table:table-cell table:style-name="Default" office:value-type="string" calcext:value-type="string">
            <text:p>Min's Club</text:p>
          </table:table-cell>
          <table:table-cell office:value-type="string" calcext:value-type="string">
            <text:p>66-7 Gyeongun-dong, Jongno-gu, Seoul, South Korea</text:p>
          </table:table-cell>
          <table:table-cell office:value-type="string" calcext:value-type="string">
            <text:p>+82 2-733-2966</text:p>
          </table:table-cell>
          <table:table-cell office:value-type="float" office:value="37.574655" calcext:value-type="float">
            <text:p>37.574655</text:p>
          </table:table-cell>
          <table:table-cell office:value-type="float" office:value="126.9858924" calcext:value-type="float">
            <text:p>126.9858924</text:p>
          </table:table-cell>
        </table:table-row>
        <table:table-row table:style-name="ro1">
          <table:table-cell office:value-type="string" calcext:value-type="string">
            <text:p>The Restaurant</text:p>
          </table:table-cell>
          <table:table-cell office:value-type="string" calcext:value-type="string">
            <text:p> 59-1 Sogyeok-dong, Jongno-gu, Seoul, South Korea</text:p>
          </table:table-cell>
          <table:table-cell office:value-type="string" calcext:value-type="string">
            <text:p>+82 2-735-8441</text:p>
          </table:table-cell>
          <table:table-cell office:value-type="float" office:value="37.5806884" calcext:value-type="float">
            <text:p>37.5806884</text:p>
          </table:table-cell>
          <table:table-cell office:value-type="float" office:value="126.9804588" calcext:value-type="float">
            <text:p>126.9804588</text:p>
          </table:table-cell>
        </table:table-row>
        <table:table-row table:style-name="ro2">
          <table:table-cell office:value-type="string" calcext:value-type="string">
            <text:p>Suji's</text:p>
          </table:table-cell>
          <table:table-cell table:style-name="ce2" office:value-type="string" calcext:value-type="string">
            <text:p>134 Itaewon-ro, Yongsan-gu, Seoul, South Korea</text:p>
          </table:table-cell>
          <table:table-cell office:value-type="string" calcext:value-type="string">
            <text:p>+82 2-797-3698</text:p>
          </table:table-cell>
          <table:table-cell office:value-type="float" office:value="37.5338386" calcext:value-type="float">
            <text:p>37.5338386</text:p>
          </table:table-cell>
          <table:table-cell office:value-type="float" office:value="126.9888022" calcext:value-type="float">
            <text:p>126.9888022</text:p>
          </table:table-cell>
        </table:table-row>
        <table:table-row table:style-name="ro1">
          <table:table-cell table:style-name="ce2" office:value-type="string" calcext:value-type="string">
            <text:p>Al Sabah</text:p>
          </table:table-cell>
          <table:table-cell office:value-type="string" calcext:value-type="string">
            <text:p> 34-50 Itaewon-dong, Yongsan-gu, Seoul, South Korea</text:p>
          </table:table-cell>
          <table:table-cell office:value-type="string" calcext:value-type="string">
            <text:p>+82 2-792-1488</text:p>
          </table:table-cell>
          <table:table-cell office:value-type="float" office:value="37.5332183" calcext:value-type="float">
            <text:p>37.5332183</text:p>
          </table:table-cell>
          <table:table-cell office:value-type="float" office:value="126.9892824" calcext:value-type="float">
            <text:p>126.9892824</text:p>
          </table:table-cell>
        </table:table-row>
        <table:table-row table:style-name="ro1">
          <table:table-cell office:value-type="string" calcext:value-type="string">
            <text:p>Buonasera</text:p>
          </table:table-cell>
          <table:table-cell office:value-type="string" calcext:value-type="string">
            <text:p>650-1 Sinsa-dong, Gangnam-gu, Seoul, South Korea</text:p>
          </table:table-cell>
          <table:table-cell office:value-type="string" calcext:value-type="string">
            <text:p>+82 2-543-6668</text:p>
          </table:table-cell>
          <table:table-cell office:value-type="float" office:value="37.5236323" calcext:value-type="float">
            <text:p>37.5236323</text:p>
          </table:table-cell>
          <table:table-cell office:value-type="float" office:value="127.0356392" calcext:value-type="float">
            <text:p>127.0356392</text:p>
          </table:table-cell>
        </table:table-row>
        <table:table-row table:style-name="ro1">
          <table:table-cell office:value-type="string" calcext:value-type="string">
            <text:p>The Kitchen Salvatore Cuomo</text:p>
          </table:table-cell>
          <table:table-cell office:value-type="string" calcext:value-type="string">
            <text:p> 646-2 Sinsa-dong, Gangnam-gu, Seoul, South Korea</text:p>
          </table:table-cell>
          <table:table-cell office:value-type="string" calcext:value-type="string">
            <text:p>+82 2-3447-0071</text:p>
          </table:table-cell>
          <table:table-cell office:value-type="float" office:value="37.5256583" calcext:value-type="float">
            <text:p>37.5256583</text:p>
          </table:table-cell>
          <table:table-cell office:value-type="float" office:value="127.0360249" calcext:value-type="float">
            <text:p>127.0360249</text:p>
          </table:table-cell>
        </table:table-row>
        <table:table-row table:style-name="ro1">
          <table:table-cell office:value-type="string" calcext:value-type="string">
            <text:p>Boiling Crab (Itaewon)</text:p>
          </table:table-cell>
          <table:table-cell table:style-name="Default" office:value-type="string" calcext:value-type="string">
            <text:p><text:s/>63-5 Itaewon-dong, Yongsan-gu, Seoul, South Korea</text:p>
          </table:table-cell>
          <table:table-cell office:value-type="string" calcext:value-type="string">
            <text:p>+82 2-792-8864</text:p>
          </table:table-cell>
          <table:table-cell office:value-type="float" office:value="37.533412" calcext:value-type="float">
            <text:p>37.533412</text:p>
          </table:table-cell>
          <table:table-cell office:value-type="float" office:value="126.9908582" calcext:value-type="float">
            <text:p>126.9908582</text:p>
          </table:table-cell>
        </table:table-row>
        <table:table-row table:style-name="ro1">
          <table:table-cell table:style-name="Default" office:value-type="string" calcext:value-type="string">
            <text:p>Pasha</text:p>
          </table:table-cell>
          <table:table-cell office:value-type="string" calcext:value-type="string">
            <text:p>1317-31, Seocho-dong, Seocho-gu, Seoul, South Korea</text:p>
          </table:table-cell>
          <table:table-cell office:value-type="string" calcext:value-type="string">
            <text:p>+82 2-593-8484</text:p>
          </table:table-cell>
          <table:table-cell office:value-type="float" office:value="37.4985126" calcext:value-type="float">
            <text:p>37.4985126</text:p>
          </table:table-cell>
          <table:table-cell office:value-type="float" office:value="127.0257229" calcext:value-type="float">
            <text:p>127.0257229</text:p>
          </table:table-cell>
        </table:table-row>
        <table:table-row table:style-name="ro1">
          <table:table-cell table:style-name="Default" office:value-type="string" calcext:value-type="string">
            <text:p>Hanmiri</text:p>
          </table:table-cell>
          <table:table-cell office:value-type="string" calcext:value-type="string">
            <text:p>96 Mugyo-dong, Jung-gu, Seoul, South Korea</text:p>
          </table:table-cell>
          <table:table-cell table:style-name="Default" office:value-type="string" calcext:value-type="string">
            <text:p>+82 2-757-5707</text:p>
          </table:table-cell>
          <table:table-cell office:value-type="float" office:value="37.568787" calcext:value-type="float">
            <text:p>37.568787</text:p>
          </table:table-cell>
          <table:table-cell office:value-type="float" office:value="126.9782122" calcext:value-type="float">
            <text:p>126.9782122</text:p>
          </table:table-cell>
        </table:table-row>
        <table:table-row table:style-name="ro1">
          <table:table-cell office:value-type="string" calcext:value-type="string">
            <text:p>Seokparang</text:p>
          </table:table-cell>
          <table:table-cell office:value-type="string" calcext:value-type="string">
            <text:p> 125 Hongji-dong, Jongno-gu, Seoul, South Korea</text:p>
          </table:table-cell>
          <table:table-cell office:value-type="string" calcext:value-type="string">
            <text:p>+82 2-395-2500</text:p>
          </table:table-cell>
          <table:table-cell office:value-type="float" office:value="37.5991812" calcext:value-type="float">
            <text:p>37.5991812</text:p>
          </table:table-cell>
          <table:table-cell office:value-type="float" office:value="126.958681" calcext:value-type="float">
            <text:p>126.958681</text:p>
          </table:table-cell>
        </table:table-row>
        <table:table-row table:style-name="ro1">
          <table:table-cell office:value-type="string" calcext:value-type="string">
            <text:p>The Barn</text:p>
          </table:table-cell>
          <table:table-cell table:style-name="Default" office:value-type="string" calcext:value-type="string">
            <text:p>83-12 Cheongdam-dong, Gangnam-gu, Seoul, South Korea</text:p>
          </table:table-cell>
          <table:table-cell office:value-type="string" calcext:value-type="string">
            <text:p>+82 2-547-6633</text:p>
          </table:table-cell>
          <table:table-cell office:value-type="float" office:value="37.5266693" calcext:value-type="float">
            <text:p>37.5266693</text:p>
          </table:table-cell>
          <table:table-cell office:value-type="float" office:value="127.0416788" calcext:value-type="float">
            <text:p>127.0416788</text:p>
          </table:table-cell>
        </table:table-row>
        <table:table-row table:style-name="ro1">
          <table:table-cell table:style-name="ce2" office:value-type="string" calcext:value-type="string">
            <text:p>Shiwha Dame</text:p>
          </table:table-cell>
          <table:table-cell office:value-type="string" calcext:value-type="string">
            <text:p>5-5 Itaewon-dong, Yongsan-gu, Seoul, South Korea</text:p>
          </table:table-cell>
          <table:table-cell office:value-type="string" calcext:value-type="string">
            <text:p>+82 2-798-3311</text:p>
          </table:table-cell>
          <table:table-cell office:value-type="float" office:value="37.5406316" calcext:value-type="float">
            <text:p>37.5406316</text:p>
          </table:table-cell>
          <table:table-cell office:value-type="float" office:value="126.9948254" calcext:value-type="float">
            <text:p>126.9948254</text:p>
          </table:table-cell>
        </table:table-row>
        <table:table-row table:style-name="ro1">
          <table:table-cell office:value-type="string" calcext:value-type="string">
            <text:p>SAFFRON</text:p>
          </table:table-cell>
          <table:table-cell office:value-type="string" calcext:value-type="string">
            <text:p>59-5 Myeongdong 1(il)-ga, Jung-gu, Seoul, South KoreaPhone</text:p>
          </table:table-cell>
          <table:table-cell table:style-name="ce4" office:value-type="string" calcext:value-type="string">
            <text:p>+82 2-6361-8644</text:p>
          </table:table-cell>
          <table:table-cell office:value-type="float" office:value="37.5641453" calcext:value-type="float">
            <text:p>37.5641453</text:p>
          </table:table-cell>
          <table:table-cell office:value-type="float" office:value="126.9829504" calcext:value-type="float">
            <text:p>126.9829504</text:p>
          </table:table-cell>
        </table:table-row>
        <table:table-row table:style-name="ro1">
          <table:table-cell office:value-type="string" calcext:value-type="string">
            <text:p>Santorini</text:p>
          </table:table-cell>
          <table:table-cell office:value-type="string" calcext:value-type="string">
            <text:p>119-10 Itaewon 1(il)-dong, Yongsan-gu, Seoul, South Korea</text:p>
          </table:table-cell>
          <table:table-cell office:value-type="string" calcext:value-type="string">
            <text:p>+82 2-790-3474</text:p>
          </table:table-cell>
          <table:table-cell office:value-type="float" office:value="37.5347917" calcext:value-type="float">
            <text:p>37.5347917</text:p>
          </table:table-cell>
          <table:table-cell office:value-type="float" office:value="126.992883" calcext:value-type="float">
            <text:p>126.992883</text:p>
          </table:table-cell>
        </table:table-row>
        <table:table-row table:style-name="ro1">
          <table:table-cell office:value-type="string" calcext:value-type="string">
            <text:p>Chef Meili's</text:p>
          </table:table-cell>
          <table:table-cell office:value-type="string" calcext:value-type="string">
            <text:p>130-1, Itaewon-dong, Yongsan-gu, Seoul, South Korea</text:p>
          </table:table-cell>
          <table:table-cell office:value-type="string" calcext:value-type="string">
            <text:p>+82 2-797-3820</text:p>
          </table:table-cell>
          <table:table-cell office:value-type="float" office:value="37.5338365" calcext:value-type="float">
            <text:p>37.5338365</text:p>
          </table:table-cell>
          <table:table-cell office:value-type="float" office:value="126.9939277" calcext:value-type="float">
            <text:p>126.9939277</text:p>
          </table:table-cell>
        </table:table-row>
        <table:table-row table:style-name="ro1">
          <table:table-cell office:value-type="string" calcext:value-type="string">
            <text:p>JYOTI RESTAURANT SEOUL</text:p>
          </table:table-cell>
          <table:table-cell office:value-type="string" calcext:value-type="string">
            <text:p>6 Sinchon-ro 20-gil, Mapo-gu, Seoul, South Korea</text:p>
          </table:table-cell>
          <table:table-cell office:value-type="string" calcext:value-type="string">
            <text:p>+82 2-703-3535</text:p>
          </table:table-cell>
          <table:table-cell office:value-type="float" office:value="37.5549184" calcext:value-type="float">
            <text:p>37.5549184</text:p>
          </table:table-cell>
          <table:table-cell office:value-type="float" office:value="126.9378999" calcext:value-type="float">
            <text:p>126.9378999</text:p>
          </table:table-cell>
        </table:table-row>
        <table:table-row table:style-name="ro1">
          <table:table-cell office:value-type="string" calcext:value-type="string">
            <text:p>Mugunghwa</text:p>
          </table:table-cell>
          <table:table-cell office:value-type="string" calcext:value-type="string">
            <text:p>1 Sogong-dong, Jung-gu, Seoul, South Korea</text:p>
          </table:table-cell>
          <table:table-cell office:value-type="string" calcext:value-type="string">
            <text:p>+82 2-317-7061</text:p>
          </table:table-cell>
          <table:table-cell office:value-type="float" office:value="37.5649903" calcext:value-type="float">
            <text:p>37.5649903</text:p>
          </table:table-cell>
          <table:table-cell office:value-type="float" office:value="126.981369" calcext:value-type="float">
            <text:p>126.981369</text:p>
          </table:table-cell>
        </table:table-row>
        <table:table-row table:style-name="ro1">
          <table:table-cell table:style-name="Default" office:value-type="string" calcext:value-type="string">
            <text:p>Grano</text:p>
          </table:table-cell>
          <table:table-cell office:value-type="string" calcext:value-type="string">
            <text:p>645-1, Sinsa-dong, Gangnam-gu, Seoul, South Korea</text:p>
          </table:table-cell>
          <table:table-cell office:value-type="string" calcext:value-type="string">
            <text:p>+82 2-540-1330</text:p>
          </table:table-cell>
          <table:table-cell office:value-type="float" office:value="37.5261187" calcext:value-type="float">
            <text:p>37.5261187</text:p>
          </table:table-cell>
          <table:table-cell office:value-type="float" office:value="127.0349193" calcext:value-type="float">
            <text:p>127.0349193</text:p>
          </table:table-cell>
        </table:table-row>
        <table:table-row table:style-name="ro1">
          <table:table-cell table:style-name="ce2" office:value-type="string" calcext:value-type="string">
            <text:p>Ker half - Kervan Turkish Restaurant</text:p>
          </table:table-cell>
          <table:table-cell office:value-type="string" calcext:value-type="string">
            <text:p>127-3 Itaewon 1(il)-dong, Yongsan-gu, Seoul, South Korea</text:p>
          </table:table-cell>
          <table:table-cell office:value-type="string" calcext:value-type="string">
            <text:p>+82 2-792-4767</text:p>
          </table:table-cell>
          <table:table-cell office:value-type="float" office:value="37.5343162" calcext:value-type="float">
            <text:p>37.5343162</text:p>
          </table:table-cell>
          <table:table-cell office:value-type="float" office:value="126.9951365" calcext:value-type="float">
            <text:p>126.9951365</text:p>
          </table:table-cell>
        </table:table-row>
        <table:table-row table:style-name="ro1">
          <table:table-cell office:value-type="string" calcext:value-type="string">
            <text:p>Sushi Cho</text:p>
          </table:table-cell>
          <table:table-cell table:style-name="ce2" office:value-type="string" calcext:value-type="string">
            <text:p>Sogongro , 106, Jung-gu, Seoul, South Korea</text:p>
          </table:table-cell>
          <table:table-cell office:value-type="string" calcext:value-type="string">
            <text:p>+82 2-317-0373</text:p>
          </table:table-cell>
          <table:table-cell office:value-type="float" office:value="37.5644064" calcext:value-type="float">
            <text:p>37.5644064</text:p>
          </table:table-cell>
          <table:table-cell office:value-type="float" office:value="126.9796971" calcext:value-type="float">
            <text:p>126.9796971</text:p>
          </table:table-cell>
        </table:table-row>
        <table:table-row table:style-name="ro1">
          <table:table-cell table:style-name="ce2" office:value-type="string" calcext:value-type="string">
            <text:p>Bistro</text:p>
          </table:table-cell>
          <table:table-cell office:value-type="string" calcext:value-type="string">
            <text:p>815-2 Yeoksam 1(il)-dong, Gangnam-gu, Seoul, South Korea</text:p>
          </table:table-cell>
          <table:table-cell office:value-type="string" calcext:value-type="string">
            <text:p>+82 2-555-2213</text:p>
          </table:table-cell>
          <table:table-cell office:value-type="float" office:value="37.5009279" calcext:value-type="float">
            <text:p>37.5009279</text:p>
          </table:table-cell>
          <table:table-cell office:value-type="float" office:value="127.0266585" calcext:value-type="float">
            <text:p>127.0266585</text:p>
          </table:table-cell>
        </table:table-row>
        <table:table-row table:style-name="ro2">
          <table:table-cell office:value-type="string" calcext:value-type="string">
            <text:p>casAntonio</text:p>
          </table:table-cell>
          <table:table-cell table:style-name="ce2" office:value-type="string" calcext:value-type="string">
            <text:p>South Korea, Seoul, Itaewon -dong, Yongsan-gu 124-6</text:p>
          </table:table-cell>
          <table:table-cell office:value-type="string" calcext:value-type="string">
            <text:p>+82 2-794-8803</text:p>
          </table:table-cell>
          <table:table-cell office:value-type="float" office:value="37.5400456" calcext:value-type="float">
            <text:p>37.5400456</text:p>
          </table:table-cell>
          <table:table-cell office:value-type="float" office:value="126.9921017" calcext:value-type="float">
            <text:p>126.9921017</text:p>
          </table:table-cell>
        </table:table-row>
        <table:table-row table:style-name="ro1">
          <table:table-cell table:style-name="ce2" office:value-type="string" calcext:value-type="string">
            <text:p>High teas neuyi deuboreu</text:p>
          </table:table-cell>
          <table:table-cell office:value-type="string" calcext:value-type="string">
            <text:p> 288-1 Gwanghuidong 1(il)-ga, Jung-gu, Seoul, South Korea</text:p>
          </table:table-cell>
          <table:table-cell office:value-type="string" calcext:value-type="string">
            <text:p>+82 2-2275-7501</text:p>
          </table:table-cell>
          <table:table-cell office:value-type="float" office:value="37.5650271" calcext:value-type="float">
            <text:p>37.5650271</text:p>
          </table:table-cell>
          <table:table-cell office:value-type="float" office:value="127.0037388" calcext:value-type="float">
            <text:p>127.0037388</text:p>
          </table:table-cell>
        </table:table-row>
        <table:table-row table:style-name="ro1">
          <table:table-cell office:value-type="string" calcext:value-type="string">
            <text:p>Castle Praha</text:p>
          </table:table-cell>
          <table:table-cell office:value-type="string" calcext:value-type="string">
            <text:p>737-37 Hannam-dong, Yongsan-gu, Seoul, South Korea</text:p>
          </table:table-cell>
          <table:table-cell office:value-type="string" calcext:value-type="string">
            <text:p>+82 2-3785-2181</text:p>
          </table:table-cell>
          <table:table-cell office:value-type="float" office:value="37.5349595" calcext:value-type="float">
            <text:p>37.5349595</text:p>
          </table:table-cell>
          <table:table-cell office:value-type="float" office:value="126.9972528" calcext:value-type="float">
            <text:p>126.9972528</text:p>
          </table:table-cell>
        </table:table-row>
        <table:table-row table:style-name="ro1">
          <table:table-cell office:value-type="string" calcext:value-type="string">
            <text:p>The Paris Grill</text:p>
          </table:table-cell>
          <table:table-cell office:value-type="string" calcext:value-type="string">
            <text:p>322 Sowol-ro, Yongsan-gu, Seoul, South Korea</text:p>
          </table:table-cell>
          <table:table-cell office:value-type="string" calcext:value-type="string">
            <text:p>+82 2-799-8161</text:p>
          </table:table-cell>
          <table:table-cell office:value-type="float" office:value="37.5390222" calcext:value-type="float">
            <text:p>37.5390222</text:p>
          </table:table-cell>
          <table:table-cell office:value-type="float" office:value="126.9958631" calcext:value-type="float">
            <text:p>126.9958631</text:p>
          </table:table-cell>
        </table:table-row>
        <table:table-row table:style-name="ro1">
          <table:table-cell table:style-name="ce2" office:value-type="string" calcext:value-type="string">
            <text:p>Myeongdong Gyoza headquarters</text:p>
          </table:table-cell>
          <table:table-cell office:value-type="string" calcext:value-type="string">
            <text:p> 29 Myeongdong 10-gil, Jung-gu, Seoul, South Korea</text:p>
          </table:table-cell>
          <table:table-cell office:value-type="string" calcext:value-type="string">
            <text:p>+82 2-776-5348</text:p>
          </table:table-cell>
          <table:table-cell office:value-type="float" office:value="37.5625339" calcext:value-type="float">
            <text:p>37.5625339</text:p>
          </table:table-cell>
          <table:table-cell office:value-type="float" office:value="126.9857421" calcext:value-type="float">
            <text:p>126.9857421</text:p>
          </table:table-cell>
        </table:table-row>
        <table:table-row table:style-name="ro1">
          <table:table-cell table:style-name="Default" office:value-type="string" calcext:value-type="string">
            <text:p>Between</text:p>
          </table:table-cell>
          <table:table-cell office:value-type="string" calcext:value-type="string">
            <text:p>124-7 Itaewon-dong, Yongsan-gu, Seoul, South Korea</text:p>
          </table:table-cell>
          <table:table-cell office:value-type="string" calcext:value-type="string">
            <text:p>+82 2-795-6164</text:p>
          </table:table-cell>
          <table:table-cell office:value-type="float" office:value="37.5348053" calcext:value-type="float">
            <text:p>37.5348053</text:p>
          </table:table-cell>
          <table:table-cell office:value-type="float" office:value="126.9961799" calcext:value-type="float">
            <text:p>126.9961799</text:p>
          </table:table-cell>
        </table:table-row>
        <table:table-row table:style-name="ro1">
          <table:table-cell table:style-name="ce2" office:value-type="string" calcext:value-type="string">
            <text:p>Copacabana Grill</text:p>
          </table:table-cell>
          <table:table-cell office:value-type="string" calcext:value-type="string">
            <text:p>119-9 Itaewon-dong, Yongsan-gu, Seoul, South Korea</text:p>
          </table:table-cell>
          <table:table-cell office:value-type="string" calcext:value-type="string">
            <text:p>+82 2-796-1660</text:p>
          </table:table-cell>
          <table:table-cell office:value-type="float" office:value="37.5348438" calcext:value-type="float">
            <text:p>37.5348438</text:p>
          </table:table-cell>
          <table:table-cell office:value-type="float" office:value="126.9929739" calcext:value-type="float">
            <text:p>126.9929739</text:p>
          </table:table-cell>
        </table:table-row>
        <table:table-row table:style-name="ro1">
          <table:table-cell table:style-name="Default" office:value-type="string" calcext:value-type="string">
            <text:p>MOGHUL</text:p>
          </table:table-cell>
          <table:table-cell office:value-type="string" calcext:value-type="string">
            <text:p>116-2 Itaewon-dong, Yongsan-gu, Seoul, South Korea</text:p>
          </table:table-cell>
          <table:table-cell office:value-type="string" calcext:value-type="string">
            <text:p>+82 2-796-5501</text:p>
          </table:table-cell>
          <table:table-cell office:value-type="float" office:value="37.5351819" calcext:value-type="float">
            <text:p>37.5351819</text:p>
          </table:table-cell>
          <table:table-cell office:value-type="float" office:value="126.9932093" calcext:value-type="float">
            <text:p>126.9932093</text:p>
          </table:table-cell>
        </table:table-row>
        <table:table-row table:style-name="ro1">
          <table:table-cell office:value-type="string" calcext:value-type="string">
            <text:p>La Tavola</text:p>
          </table:table-cell>
          <table:table-cell office:value-type="string" calcext:value-type="string">
            <text:p>123-33 Itaewon-dong, Yongsan-gu, Seoul, South Korea</text:p>
          </table:table-cell>
          <table:table-cell office:value-type="string" calcext:value-type="string">
            <text:p>+82 2-793-6144</text:p>
          </table:table-cell>
          <table:table-cell office:value-type="float" office:value="37.5347836" calcext:value-type="float">
            <text:p>37.5347836</text:p>
          </table:table-cell>
          <table:table-cell office:value-type="float" office:value="126.995008" calcext:value-type="float">
            <text:p>126.995008</text:p>
          </table:table-cell>
        </table:table-row>
        <table:table-row table:style-name="ro1">
          <table:table-cell office:value-type="string" calcext:value-type="string">
            <text:p>El Grecos</text:p>
          </table:table-cell>
          <table:table-cell table:style-name="ce2" office:value-type="string" calcext:value-type="string">
            <text:p>South Korea, Seoul, Itaewon 2-dong Yongsan-gu</text:p>
          </table:table-cell>
          <table:table-cell office:value-type="string" calcext:value-type="string">
            <text:p>+82 70-8263-8678</text:p>
          </table:table-cell>
          <table:table-cell office:value-type="float" office:value="37.5407324" calcext:value-type="float">
            <text:p>37.5407324</text:p>
          </table:table-cell>
          <table:table-cell office:value-type="float" office:value="126.9897188" calcext:value-type="float">
            <text:p>126.9897188</text:p>
          </table:table-cell>
        </table:table-row>
        <table:table-row table:style-name="ro1">
          <table:table-cell office:value-type="string" calcext:value-type="string">
            <text:p>Dugahun</text:p>
          </table:table-cell>
          <table:table-cell office:value-type="string" calcext:value-type="string">
            <text:p>109 Sagan-dong, Jongno-gu, Seoul, South Korea</text:p>
          </table:table-cell>
          <table:table-cell office:value-type="string" calcext:value-type="string">
            <text:p>+82 2-3210-2100</text:p>
          </table:table-cell>
          <table:table-cell office:value-type="float" office:value="37.5772763" calcext:value-type="float">
            <text:p>37.5772763</text:p>
          </table:table-cell>
          <table:table-cell office:value-type="float" office:value="126.9803661" calcext:value-type="float">
            <text:p>126.9803661</text:p>
          </table:table-cell>
        </table:table-row>
        <table:table-row table:style-name="ro1">
          <table:table-cell office:value-type="string" calcext:value-type="string">
            <text:p>Bamboo House</text:p>
          </table:table-cell>
          <table:table-cell office:value-type="string" calcext:value-type="string">
            <text:p>658-10 Yeoksam-dong, Gangnam-gu, Seoul, South Korea</text:p>
          </table:table-cell>
          <table:table-cell office:value-type="string" calcext:value-type="string">
            <text:p>+82 2-566-0870</text:p>
          </table:table-cell>
          <table:table-cell office:value-type="float" office:value="37.5070177" calcext:value-type="float">
            <text:p>37.5070177</text:p>
          </table:table-cell>
          <table:table-cell office:value-type="float" office:value="127.0367227" calcext:value-type="float">
            <text:p>127.0367227</text:p>
          </table:table-cell>
        </table:table-row>
        <table:table-row table:style-name="ro1">
          <table:table-cell office:value-type="string" calcext:value-type="string">
            <text:p>La Catégorie</text:p>
          </table:table-cell>
          <table:table-cell office:value-type="string" calcext:value-type="string">
            <text:p> 627-21, Sinsa-dong, Gangnam-gu, Seoul, South Korea</text:p>
          </table:table-cell>
          <table:table-cell office:value-type="string" calcext:value-type="string">
            <text:p>+82 2-545-6647</text:p>
          </table:table-cell>
          <table:table-cell office:value-type="float" office:value="37.5229654" calcext:value-type="float">
            <text:p>37.5229654</text:p>
          </table:table-cell>
          <table:table-cell office:value-type="float" office:value="127.0328738" calcext:value-type="float">
            <text:p>127.0328738</text:p>
          </table:table-cell>
        </table:table-row>
        <table:table-row table:style-name="ro1">
          <table:table-cell table:style-name="ce2" office:value-type="string" calcext:value-type="string">
            <text:p>The Sophora</text:p>
          </table:table-cell>
          <table:table-cell office:value-type="string" calcext:value-type="string">
            <text:p> 53-8 Changcheon-dong, Seodaemun-gu, Seoul, South Korea</text:p>
          </table:table-cell>
          <table:table-cell office:value-type="string" calcext:value-type="string">
            <text:p>+82 2-324-1403</text:p>
          </table:table-cell>
          <table:table-cell office:value-type="float" office:value="37.5582811" calcext:value-type="float">
            <text:p>37.5582811</text:p>
          </table:table-cell>
          <table:table-cell office:value-type="float" office:value="126.9346978" calcext:value-type="float">
            <text:p>126.9346978</text:p>
          </table:table-cell>
        </table:table-row>
        <table:table-row table:style-name="ro1">
          <table:table-cell office:value-type="string" calcext:value-type="string">
            <text:p>Namu</text:p>
          </table:table-cell>
          <table:table-cell office:value-type="string" calcext:value-type="string">
            <text:p> 21 Gwangjang-dong, Gwangjin-gu, Seoul, South Korea</text:p>
          </table:table-cell>
          <table:table-cell office:value-type="string" calcext:value-type="string">
            <text:p>+82 2-2022-0222</text:p>
          </table:table-cell>
          <table:table-cell office:value-type="float" office:value="37.5556456" calcext:value-type="float">
            <text:p>37.5556456</text:p>
          </table:table-cell>
          <table:table-cell office:value-type="float" office:value="127.1113264" calcext:value-type="float">
            <text:p>127.1113264</text:p>
          </table:table-cell>
        </table:table-row>
        <table:table-row table:style-name="ro1">
          <table:table-cell office:value-type="string" calcext:value-type="string">
            <text:p>Palsun</text:p>
          </table:table-cell>
          <table:table-cell office:value-type="string" calcext:value-type="string">
            <text:p>202 Jangchung-dong, Jung-gu, Seoul, South Korea</text:p>
          </table:table-cell>
          <table:table-cell office:value-type="string" calcext:value-type="string">
            <text:p>+82 2-2230-3366</text:p>
          </table:table-cell>
          <table:table-cell office:value-type="float" office:value="37.5569776" calcext:value-type="float">
            <text:p>37.5569776</text:p>
          </table:table-cell>
          <table:table-cell office:value-type="float" office:value="127.0059138" calcext:value-type="float">
            <text:p>127.0059138</text:p>
          </table:table-cell>
        </table:table-row>
        <table:table-row table:style-name="ro1">
          <table:table-cell office:value-type="string" calcext:value-type="string">
            <text:p>Chili King</text:p>
          </table:table-cell>
          <table:table-cell office:value-type="string" calcext:value-type="string">
            <text:p>Itaewon 1(il)-dong, Yongsan-gu, Seoul, South Korea</text:p>
          </table:table-cell>
          <table:table-cell office:value-type="string" calcext:value-type="string">
            <text:p>+82 2-795-1303</text:p>
          </table:table-cell>
          <table:table-cell office:value-type="float" office:value="37.5323175" calcext:value-type="float">
            <text:p>37.5323175</text:p>
          </table:table-cell>
          <table:table-cell office:value-type="float" office:value="126.9949965" calcext:value-type="float">
            <text:p>126.9949965</text:p>
          </table:table-cell>
        </table:table-row>
        <table:table-row table:style-name="ro1">
          <table:table-cell table:style-name="ce2" office:value-type="string" calcext:value-type="string">
            <text:p>Dubai restaurants</text:p>
          </table:table-cell>
          <table:table-cell office:value-type="string" calcext:value-type="string">
            <text:p>127-2 Itaewon-dong, Yongsan-gu, Seoul, South Korea</text:p>
          </table:table-cell>
          <table:table-cell office:value-type="string" calcext:value-type="string">
            <text:p>+82 2-798-9277</text:p>
          </table:table-cell>
          <table:table-cell office:value-type="float" office:value="37.5343271" calcext:value-type="float">
            <text:p>37.5343271</text:p>
          </table:table-cell>
          <table:table-cell office:value-type="float" office:value="126.9953581" calcext:value-type="float">
            <text:p>126.9953581</text:p>
          </table:table-cell>
        </table:table-row>
        <table:table-row table:style-name="ro1">
          <table:table-cell table:style-name="ce2" office:value-type="string" calcext:value-type="string">
            <text:p>Berlin</text:p>
          </table:table-cell>
          <table:table-cell office:value-type="string" calcext:value-type="string">
            <text:p> 457-1 Itaewon-dong, Yongsan-gu, Seoul, South Korea</text:p>
          </table:table-cell>
          <table:table-cell office:value-type="string" calcext:value-type="string">
            <text:p>+82 2-749-0903</text:p>
          </table:table-cell>
          <table:table-cell office:value-type="float" office:value="37.5343664" calcext:value-type="float">
            <text:p>37.5343664</text:p>
          </table:table-cell>
          <table:table-cell office:value-type="float" office:value="126.9883527" calcext:value-type="float">
            <text:p>126.9883527</text:p>
          </table:table-cell>
        </table:table-row>
        <table:table-row table:style-name="ro1">
          <table:table-cell table:style-name="ce2" office:value-type="string" calcext:value-type="string">
            <text:p>Chez Jose Pina</text:p>
          </table:table-cell>
          <table:table-cell office:value-type="string" calcext:value-type="string">
            <text:p>679-5 Yeoksam-dong, Gangnam-gu, Seoul, South Korea</text:p>
          </table:table-cell>
          <table:table-cell office:value-type="string" calcext:value-type="string">
            <text:p>+82 2-3288-3700</text:p>
          </table:table-cell>
          <table:table-cell office:value-type="float" office:value="37.5012699" calcext:value-type="float">
            <text:p>37.5012699</text:p>
          </table:table-cell>
          <table:table-cell office:value-type="float" office:value="127.037163" calcext:value-type="float">
            <text:p>127.037163</text:p>
          </table:table-cell>
        </table:table-row>
        <table:table-row table:style-name="ro1">
          <table:table-cell table:style-name="ce2" office:value-type="string" calcext:value-type="string">
            <text:p>Gusto Gusto Taco Taco</text:p>
          </table:table-cell>
          <table:table-cell office:value-type="string" calcext:value-type="string">
            <text:p>146-6, Sangsu-dong, Mapo-gu, Seoul, South Korea</text:p>
          </table:table-cell>
          <table:table-cell office:value-type="string" calcext:value-type="string">
            <text:p>+82 2-338-8226</text:p>
          </table:table-cell>
          <table:table-cell office:value-type="float" office:value="37.5481012" calcext:value-type="float">
            <text:p>37.5481012</text:p>
          </table:table-cell>
          <table:table-cell office:value-type="float" office:value="126.9227814" calcext:value-type="float">
            <text:p>126.9227814</text:p>
          </table:table-cell>
        </table:table-row>
        <table:table-row table:style-name="ro1">
          <table:table-cell table:style-name="ce2" office:value-type="string" calcext:value-type="string">
            <text:p>Ltd. Wei Zhen Heydar</text:p>
          </table:table-cell>
          <table:table-cell office:value-type="string" calcext:value-type="string">
            <text:p>645-18 Sinsa-dong, Gangnam-gu, Seoul, South Korea</text:p>
          </table:table-cell>
          <table:table-cell office:value-type="string" calcext:value-type="string">
            <text:p>+82 2-541-1461</text:p>
          </table:table-cell>
          <table:table-cell office:value-type="float" office:value="37.5258813" calcext:value-type="float">
            <text:p>37.5258813</text:p>
          </table:table-cell>
          <table:table-cell office:value-type="float" office:value="127.0355299" calcext:value-type="float">
            <text:p>127.0355299</text:p>
          </table:table-cell>
        </table:table-row>
        <table:table-row table:style-name="ro2">
          <table:table-cell office:value-type="string" calcext:value-type="string">
            <text:p>Byeokje Galbi</text:p>
          </table:table-cell>
          <table:table-cell office:value-type="string" calcext:value-type="string">
            <text:p>13-20, Changcheon-dong, Seodaemun-gu, Seoul, South Korea</text:p>
          </table:table-cell>
          <table:table-cell office:value-type="string" calcext:value-type="string">
            <text:p>+82 2-392-7892</text:p>
          </table:table-cell>
          <table:table-cell office:value-type="float" office:value="37.5577129" calcext:value-type="float">
            <text:p>37.5577129</text:p>
          </table:table-cell>
          <table:table-cell office:value-type="float" office:value="126.9380391" calcext:value-type="float">
            <text:p>126.9380391</text:p>
          </table:table-cell>
        </table:table-row>
        <table:table-row table:style-name="ro1">
          <table:table-cell office:value-type="string" calcext:value-type="string">
            <text:p>N'Grill</text:p>
          </table:table-cell>
          <table:table-cell office:value-type="string" calcext:value-type="string">
            <text:p>100-177 Hoehyun-dong 1-ga, Seoul, South Korea</text:p>
          </table:table-cell>
          <table:table-cell office:value-type="string" calcext:value-type="string">
            <text:p>+82 2-753-2563</text:p>
          </table:table-cell>
          <table:table-cell office:value-type="float" office:value="37.566535" calcext:value-type="float">
            <text:p>37.566535</text:p>
          </table:table-cell>
          <table:table-cell office:value-type="float" office:value="126.977969" calcext:value-type="float">
            <text:p>126.977969</text:p>
          </table:table-cell>
        </table:table-row>
        <table:table-row table:style-name="ro1">
          <table:table-cell office:value-type="string" calcext:value-type="string">
            <text:p>Bistrot de Yountville</text:p>
          </table:table-cell>
          <table:table-cell office:value-type="string" calcext:value-type="string">
            <text:p>83-6 Cheongdam-dong, Gangnam-gu, Seoul, South Korea</text:p>
          </table:table-cell>
          <table:table-cell office:value-type="string" calcext:value-type="string">
            <text:p>+82 2-541-1550</text:p>
          </table:table-cell>
          <table:table-cell office:value-type="float" office:value="37.526034" calcext:value-type="float">
            <text:p>37.526034</text:p>
          </table:table-cell>
          <table:table-cell office:value-type="float" office:value="127.0412231" calcext:value-type="float">
            <text:p>127.0412231</text:p>
          </table:table-cell>
        </table:table-row>
        <table:table-row table:style-name="ro1">
          <table:table-cell office:value-type="string" calcext:value-type="string">
            <text:p>Gogung</text:p>
          </table:table-cell>
          <table:table-cell table:style-name="Default" office:value-type="string" calcext:value-type="string">
            <text:p>11-1, Chungmuro 2(i)-ga, Jung-gu, Seoul, South Korea</text:p>
          </table:table-cell>
          <table:table-cell office:value-type="string" calcext:value-type="string">
            <text:p>+82 2-776-3211</text:p>
          </table:table-cell>
          <table:table-cell office:value-type="float" office:value="37.5618939" calcext:value-type="float">
            <text:p>37.5618939</text:p>
          </table:table-cell>
          <table:table-cell office:value-type="float" office:value="126.9864389" calcext:value-type="float">
            <text:p>126.9864389</text:p>
          </table:table-cell>
        </table:table-row>
        <table:table-row table:style-name="ro1">
          <table:table-cell table:style-name="ce2" office:value-type="string" calcext:value-type="string">
            <text:p>Persian Palace</text:p>
          </table:table-cell>
          <table:table-cell office:value-type="string" calcext:value-type="string">
            <text:p>9 Sungkyunkwan-ro 6-gil, Jongno-gu, Seoul, South Korea</text:p>
          </table:table-cell>
          <table:table-cell office:value-type="string" calcext:value-type="string">
            <text:p>+82 2-763-6050</text:p>
          </table:table-cell>
          <table:table-cell office:value-type="float" office:value="37.5848695" calcext:value-type="float">
            <text:p>37.5848695</text:p>
          </table:table-cell>
          <table:table-cell office:value-type="float" office:value="126.9975336" calcext:value-type="float">
            <text:p>126.9975336</text:p>
          </table:table-cell>
        </table:table-row>
        <table:table-row table:style-name="ro1">
          <table:table-cell table:style-name="ce2" office:value-type="string" calcext:value-type="string">
            <text:p>Hankuk</text:p>
          </table:table-cell>
          <table:table-cell office:value-type="string" calcext:value-type="string">
            <text:p>105, Namsangongwon-gil, Yongsan-gu, Seoul, South Korea</text:p>
          </table:table-cell>
          <table:table-cell office:value-type="string" calcext:value-type="string">
            <text:p>+82 2-3455-9292</text:p>
          </table:table-cell>
          <table:table-cell office:value-type="float" office:value="37.5509473" calcext:value-type="float">
            <text:p>37.5509473</text:p>
          </table:table-cell>
          <table:table-cell office:value-type="float" office:value="126.9892965" calcext:value-type="float">
            <text:p>126.9892965</text:p>
          </table:table-cell>
        </table:table-row>
        <table:table-row table:style-name="ro2">
          <table:table-cell office:value-type="string" calcext:value-type="string">
            <text:p>Zelen</text:p>
          </table:table-cell>
          <table:table-cell table:style-name="ce2" office:value-type="string" calcext:value-type="string">
            <text:p>South Korea, Seoul 116-14 Itaewon -dong, Yongsan-gu</text:p>
          </table:table-cell>
          <table:table-cell office:value-type="string" calcext:value-type="string">
            <text:p>+82 2-749-0600</text:p>
          </table:table-cell>
          <table:table-cell office:value-type="float" office:value="37.5350297" calcext:value-type="float">
            <text:p>37.5350297</text:p>
          </table:table-cell>
          <table:table-cell office:value-type="float" office:value="126.9923752" calcext:value-type="float">
            <text:p>126.9923752</text:p>
          </table:table-cell>
        </table:table-row>
        <table:table-row table:style-name="ro1">
          <table:table-cell office:value-type="string" calcext:value-type="string">
            <text:p>The Timber House Park Hyatt Seoul</text:p>
          </table:table-cell>
          <table:table-cell office:value-type="string" calcext:value-type="string">
            <text:p>Teheran-ro, Gangnam-gu, Seoul, South Korea</text:p>
          </table:table-cell>
          <table:table-cell office:value-type="string" calcext:value-type="string">
            <text:p>+82 2-2016-1291</text:p>
          </table:table-cell>
          <table:table-cell office:value-type="float" office:value="37.5045703" calcext:value-type="float">
            <text:p>37.5045703</text:p>
          </table:table-cell>
          <table:table-cell office:value-type="float" office:value="127.0494465" calcext:value-type="float">
            <text:p>127.0494465</text:p>
          </table:table-cell>
        </table:table-row>
        <table:table-row table:style-name="ro1">
          <table:table-cell office:value-type="string" calcext:value-type="string">
            <text:p>Braai Republic</text:p>
          </table:table-cell>
          <table:table-cell office:value-type="string" calcext:value-type="string">
            <text:p>Itaewon-dong, Yongsan-gu, Seoul, South Korea</text:p>
          </table:table-cell>
          <table:table-cell office:value-type="string" calcext:value-type="string">
            <text:p>+82 70-8879-1967</text:p>
          </table:table-cell>
          <table:table-cell office:value-type="float" office:value="37.5400456" calcext:value-type="float">
            <text:p>37.5400456</text:p>
          </table:table-cell>
          <table:table-cell office:value-type="float" office:value="126.9921017" calcext:value-type="float">
            <text:p>126.9921017</text:p>
          </table:table-cell>
        </table:table-row>
        <table:table-row table:style-name="ro1">
          <table:table-cell table:style-name="ce2" office:value-type="string" calcext:value-type="string">
            <text:p>I have a dream</text:p>
          </table:table-cell>
          <table:table-cell office:value-type="string" calcext:value-type="string">
            <text:p>7 Teheran-ro 5-gil, Gangnam-gu, Seoul, South Korea</text:p>
          </table:table-cell>
          <table:table-cell office:value-type="string" calcext:value-type="string">
            <text:p>+82 2-3453-7697</text:p>
          </table:table-cell>
          <table:table-cell office:value-type="float" office:value="37.4992336" calcext:value-type="float">
            <text:p>37.4992336</text:p>
          </table:table-cell>
          <table:table-cell office:value-type="float" office:value="127.0292477" calcext:value-type="float">
            <text:p>127.0292477</text:p>
          </table:table-cell>
        </table:table-row>
        <table:table-row table:style-name="ro2">
          <table:table-cell table:style-name="ce2" office:value-type="string" calcext:value-type="string">
            <text:p>The Pizza Peel handwritten Duffy</text:p>
          </table:table-cell>
          <table:table-cell table:style-name="ce2" office:value-type="string" calcext:value-type="string">
            <text:p>South Korea, Seoul, Itaewon -dong , Yongsan-gu, 34-65</text:p>
          </table:table-cell>
          <table:table-cell office:value-type="string" calcext:value-type="string">
            <text:p>+82 2-795-3283</text:p>
          </table:table-cell>
          <table:table-cell office:value-type="float" office:value="37.5400456" calcext:value-type="float">
            <text:p>37.5400456</text:p>
          </table:table-cell>
          <table:table-cell office:value-type="float" office:value="126.9921017" calcext:value-type="float">
            <text:p>126.9921017</text:p>
          </table:table-cell>
        </table:table-row>
        <table:table-row table:style-name="ro1">
          <table:table-cell office:value-type="string" calcext:value-type="string">
            <text:p>Tombola</text:p>
          </table:table-cell>
          <table:table-cell office:value-type="string" calcext:value-type="string">
            <text:p>170-11 Samseong-dong, Gangnam-gu, Seoul, South Korea</text:p>
          </table:table-cell>
          <table:table-cell office:value-type="string" calcext:value-type="string">
            <text:p>+82 2-568-6550</text:p>
          </table:table-cell>
          <table:table-cell office:value-type="float" office:value="37.5108358" calcext:value-type="float">
            <text:p>37.5108358</text:p>
          </table:table-cell>
          <table:table-cell office:value-type="float" office:value="127.0658225" calcext:value-type="float">
            <text:p>127.0658225</text:p>
          </table:table-cell>
        </table:table-row>
        <table:table-row table:style-name="ro1">
          <table:table-cell office:value-type="string" calcext:value-type="string">
            <text:p>OTSAL</text:p>
          </table:table-cell>
          <table:table-cell office:value-type="string" calcext:value-type="string">
            <text:p>Anamdong 5(o)-ga, Seongbuk-gu, Seoul, South Korea</text:p>
          </table:table-cell>
          <table:table-cell office:value-type="string" calcext:value-type="string">
            <text:p>+82 2-6084-6073</text:p>
          </table:table-cell>
          <table:table-cell office:value-type="float" office:value="37.5866998" calcext:value-type="float">
            <text:p>37.5866998</text:p>
          </table:table-cell>
          <table:table-cell office:value-type="float" office:value="127.0290956" calcext:value-type="float">
            <text:p>127.0290956</text:p>
          </table:table-cell>
        </table:table-row>
        <table:table-row table:style-name="ro1">
          <table:table-cell office:value-type="string" calcext:value-type="string">
            <text:p>La Seine</text:p>
          </table:table-cell>
          <table:table-cell office:value-type="string" calcext:value-type="string">
            <text:p>Sogong-dong, Jung-gu, Seoul, South Korea</text:p>
          </table:table-cell>
          <table:table-cell office:value-type="string" calcext:value-type="string">
            <text:p>+82 2-317-7171</text:p>
          </table:table-cell>
          <table:table-cell office:value-type="float" office:value="37.5623685" calcext:value-type="float">
            <text:p>37.5623685</text:p>
          </table:table-cell>
          <table:table-cell office:value-type="float" office:value="126.9770254" calcext:value-type="float">
            <text:p>126.9770254</text:p>
          </table:table-cell>
        </table:table-row>
        <table:table-row table:style-name="ro1">
          <table:table-cell table:style-name="ce2" office:value-type="string" calcext:value-type="string">
            <text:p>News tart vegetarian restaurant</text:p>
          </table:table-cell>
          <table:table-cell office:value-type="string" calcext:value-type="string">
            <text:p>897-13 Daechi 4(sa)-dong, Gangnam-gu, Seoul, South Korea</text:p>
          </table:table-cell>
          <table:table-cell office:value-type="string" calcext:value-type="string">
            <text:p>+82 2-565-4324</text:p>
          </table:table-cell>
          <table:table-cell office:value-type="float" office:value="37.503003" calcext:value-type="float">
            <text:p>37.503003</text:p>
          </table:table-cell>
          <table:table-cell office:value-type="float" office:value="127.0506776" calcext:value-type="float">
            <text:p>127.0506776</text:p>
          </table:table-cell>
        </table:table-row>
        <table:table-row table:style-name="ro1">
          <table:table-cell office:value-type="string" calcext:value-type="string">
            <text:p>Nwijo</text:p>
          </table:table-cell>
          <table:table-cell office:value-type="string" calcext:value-type="string">
            <text:p>84-13 Gwanhun-dong, Jongno-gu, Seoul, South Korea</text:p>
          </table:table-cell>
          <table:table-cell office:value-type="string" calcext:value-type="string">
            <text:p>+82 2-730-9301</text:p>
          </table:table-cell>
          <table:table-cell office:value-type="float" office:value="37.5751149" calcext:value-type="float">
            <text:p>37.5751149</text:p>
          </table:table-cell>
          <table:table-cell office:value-type="float" office:value="126.9851979" calcext:value-type="float">
            <text:p>126.9851979</text:p>
          </table:table-cell>
        </table:table-row>
        <table:table-row table:style-name="ro1">
          <table:table-cell office:value-type="string" calcext:value-type="string">
            <text:p>Kervan Turkish Restaurant</text:p>
          </table:table-cell>
          <table:table-cell office:value-type="string" calcext:value-type="string">
            <text:p>Yeongdong-daero Coex Mall, Gangnam-gu, Seoul, South Korea</text:p>
          </table:table-cell>
          <table:table-cell office:value-type="string" calcext:value-type="string">
            <text:p>+82 2-556-4767</text:p>
          </table:table-cell>
          <table:table-cell office:value-type="float" office:value="37.511228" calcext:value-type="float">
            <text:p>37.511228</text:p>
          </table:table-cell>
          <table:table-cell office:value-type="float" office:value="127.060561" calcext:value-type="float">
            <text:p>127.060561</text:p>
          </table:table-cell>
        </table:table-row>
        <table:table-row table:style-name="ro1">
          <table:table-cell table:style-name="ce2" office:value-type="string" calcext:value-type="string">
            <text:p>La sseltik</text:p>
          </table:table-cell>
          <table:table-cell office:value-type="string" calcext:value-type="string">
            <text:p>5-10 Changcheon-dong, Seodaemun-gu, Seoul, South Korea</text:p>
          </table:table-cell>
          <table:table-cell office:value-type="string" calcext:value-type="string">
            <text:p>+82 2-312-7774</text:p>
          </table:table-cell>
          <table:table-cell office:value-type="float" office:value="37.5588852" calcext:value-type="float">
            <text:p>37.5588852</text:p>
          </table:table-cell>
          <table:table-cell office:value-type="float" office:value="126.9401537" calcext:value-type="float">
            <text:p>126.9401537</text:p>
          </table:table-cell>
        </table:table-row>
        <table:table-row table:style-name="ro1">
          <table:table-cell office:value-type="string" calcext:value-type="string">
            <text:p>The Gaon</text:p>
          </table:table-cell>
          <table:table-cell office:value-type="string" calcext:value-type="string">
            <text:p>631-23 Shinsa-dong, Seoul, South Korea</text:p>
          </table:table-cell>
          <table:table-cell office:value-type="string" calcext:value-type="string">
            <text:p>+82 2-3446-8411</text:p>
          </table:table-cell>
          <table:table-cell office:value-type="float" office:value="37.5231988" calcext:value-type="float">
            <text:p>37.5231988</text:p>
          </table:table-cell>
          <table:table-cell office:value-type="float" office:value="127.034527" calcext:value-type="float">
            <text:p>127.034527</text:p>
          </table:table-cell>
        </table:table-row>
        <table:table-row table:style-name="ro1">
          <table:table-cell office:value-type="string" calcext:value-type="string">
            <text:p>Samcheongdong Sujebi</text:p>
          </table:table-cell>
          <table:table-cell office:value-type="string" calcext:value-type="string">
            <text:p>102 Samcheong-dong, Jongno-gu, Seoul, South Korea</text:p>
          </table:table-cell>
          <table:table-cell office:value-type="string" calcext:value-type="string">
            <text:p>+82 2-735-2965</text:p>
          </table:table-cell>
          <table:table-cell office:value-type="float" office:value="37.5845351" calcext:value-type="float">
            <text:p>37.5845351</text:p>
          </table:table-cell>
          <table:table-cell office:value-type="float" office:value="126.9819371" calcext:value-type="float">
            <text:p>126.9819371</text:p>
          </table:table-cell>
        </table:table-row>
        <table:table-row table:style-name="ro1">
          <table:table-cell office:value-type="string" calcext:value-type="string">
            <text:p>BaB</text:p>
          </table:table-cell>
          <table:table-cell office:value-type="string" calcext:value-type="string">
            <text:p>60-61 Daehyeon-dong, Seodaemun-gu, Seoul, South Korea</text:p>
          </table:table-cell>
          <table:table-cell office:value-type="string" calcext:value-type="string">
            <text:p>+82 2-393-3964</text:p>
          </table:table-cell>
          <table:table-cell office:value-type="float" office:value="37.5589875" calcext:value-type="float">
            <text:p>37.5589875</text:p>
          </table:table-cell>
          <table:table-cell office:value-type="float" office:value="126.9460446" calcext:value-type="float">
            <text:p>126.9460446</text:p>
          </table:table-cell>
        </table:table-row>
        <table:table-row table:style-name="ro2">
          <table:table-cell office:value-type="string" calcext:value-type="string">
            <text:p>Taj</text:p>
          </table:table-cell>
          <table:table-cell table:style-name="ce2" office:value-type="string" calcext:value-type="string">
            <text:p>Myeong-dong street , 73, Jung-gu, Seoul, South Korea</text:p>
          </table:table-cell>
          <table:table-cell office:value-type="string" calcext:value-type="string">
            <text:p>+82 2-776-0677</text:p>
          </table:table-cell>
          <table:table-cell office:value-type="float" office:value="37.564413" calcext:value-type="float">
            <text:p>37.564413</text:p>
          </table:table-cell>
          <table:table-cell office:value-type="float" office:value="126.986231" calcext:value-type="float">
            <text:p>126.986231</text:p>
          </table:table-cell>
        </table:table-row>
        <table:table-row table:style-name="ro1">
          <table:table-cell table:style-name="ce2" office:value-type="string" calcext:value-type="string">
            <text:p>Burger Mine</text:p>
          </table:table-cell>
          <table:table-cell office:value-type="string" calcext:value-type="string">
            <text:p>45-9, Yongsandong 2(i)-ga, Yongsan-gu, Seoul, South Korea</text:p>
          </table:table-cell>
          <table:table-cell office:value-type="string" calcext:value-type="string">
            <text:p>+82 70-8263-2034</text:p>
          </table:table-cell>
          <table:table-cell office:value-type="float" office:value="37.5414305" calcext:value-type="float">
            <text:p>37.5414305</text:p>
          </table:table-cell>
          <table:table-cell office:value-type="float" office:value="126.9872931" calcext:value-type="float">
            <text:p>126.9872931</text:p>
          </table:table-cell>
        </table:table-row>
        <table:table-row table:style-name="ro1">
          <table:table-cell office:value-type="string" calcext:value-type="string">
            <text:p>Ola</text:p>
          </table:table-cell>
          <table:table-cell office:value-type="string" calcext:value-type="string">
            <text:p>28-3 Yeoeuido-dong, Yeongdeungpo-gu, Seoul, South Korea</text:p>
          </table:table-cell>
          <table:table-cell office:value-type="string" calcext:value-type="string">
            <text:p>+82 2-2070-7220</text:p>
          </table:table-cell>
          <table:table-cell office:value-type="float" office:value="37.5211949" calcext:value-type="float">
            <text:p>37.5211949</text:p>
          </table:table-cell>
          <table:table-cell office:value-type="float" office:value="126.9185924" calcext:value-type="float">
            <text:p>126.9185924</text:p>
          </table:table-cell>
        </table:table-row>
        <table:table-row table:style-name="ro1">
          <table:table-cell table:style-name="ce2" office:value-type="string" calcext:value-type="string">
            <text:p>Consider that Samgyetang Seosomun</text:p>
          </table:table-cell>
          <table:table-cell office:value-type="string" calcext:value-type="string">
            <text:p>55-3, Seosomun-dong, Jung-gu, Seoul, South Korea</text:p>
          </table:table-cell>
          <table:table-cell office:value-type="string" calcext:value-type="string">
            <text:p>+82 2-752-9376</text:p>
          </table:table-cell>
          <table:table-cell office:value-type="float" office:value="37.5629599" calcext:value-type="float">
            <text:p>37.5629599</text:p>
          </table:table-cell>
          <table:table-cell office:value-type="float" office:value="126.9728983" calcext:value-type="float">
            <text:p>126.9728983</text:p>
          </table:table-cell>
        </table:table-row>
        <table:table-row table:style-name="ro2">
          <table:table-cell table:style-name="ce2" office:value-type="string" calcext:value-type="string">
            <text:p>Jean Marie Aloha Table hongdaejeom</text:p>
          </table:table-cell>
          <table:table-cell office:value-type="string" calcext:value-type="string">
            <text:p>364-14 Seogyo-dong, Mapo-gu, Seoul, South Korea</text:p>
          </table:table-cell>
          <table:table-cell office:value-type="string" calcext:value-type="string">
            <text:p>+82 2-324-7718</text:p>
          </table:table-cell>
          <table:table-cell office:value-type="float" office:value="37.5513687" calcext:value-type="float">
            <text:p>37.5513687</text:p>
          </table:table-cell>
          <table:table-cell office:value-type="float" office:value="126.9220316" calcext:value-type="float">
            <text:p>126.9220316</text:p>
          </table:table-cell>
        </table:table-row>
        <table:table-row table:style-name="ro1">
          <table:table-cell office:value-type="string" calcext:value-type="string">
            <text:p>Alt Swiss Chalet</text:p>
          </table:table-cell>
          <table:table-cell office:value-type="string" calcext:value-type="string">
            <text:p>104-4 Itaewon-dong, Yongsan-gu, Seoul, South Korea</text:p>
          </table:table-cell>
          <table:table-cell office:value-type="string" calcext:value-type="string">
            <text:p>+82 2-797-9664</text:p>
          </table:table-cell>
          <table:table-cell office:value-type="float" office:value="37.5356409" calcext:value-type="float">
            <text:p>37.5356409</text:p>
          </table:table-cell>
          <table:table-cell office:value-type="float" office:value="126.9942011" calcext:value-type="float">
            <text:p>126.9942011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200 Euljiro 2(i)-ga, Jung-gu, Seoul, South Korea</text:p>
          </table:table-cell>
          <table:table-cell office:value-type="string" calcext:value-type="string">
            <text:p>+82 2-757-7736</text:p>
          </table:table-cell>
          <table:table-cell office:value-type="float" office:value="37.5645256" calcext:value-type="float">
            <text:p>37.5645256</text:p>
          </table:table-cell>
          <table:table-cell office:value-type="float" office:value="126.9842119" calcext:value-type="float">
            <text:p>126.9842119</text:p>
          </table:table-cell>
        </table:table-row>
        <table:table-row table:style-name="ro1">
          <table:table-cell office:value-type="string" calcext:value-type="string">
            <text:p>Ashoka</text:p>
          </table:table-cell>
          <table:table-cell office:value-type="string" calcext:value-type="string">
            <text:p> 119-25 Itaewon-dong, Yongsan-gu, Seoul, South Korea</text:p>
          </table:table-cell>
          <table:table-cell office:value-type="string" calcext:value-type="string">
            <text:p>+82 2-792-0117</text:p>
          </table:table-cell>
          <table:table-cell office:value-type="float" office:value="37.5346598" calcext:value-type="float">
            <text:p>37.5346598</text:p>
          </table:table-cell>
          <table:table-cell office:value-type="float" office:value="126.9935874" calcext:value-type="float">
            <text:p>126.9935874</text:p>
          </table:table-cell>
        </table:table-row>
        <table:table-row table:style-name="ro1">
          <table:table-cell office:value-type="string" calcext:value-type="string">
            <text:p>Jyoti Restaurant Chungmuro Myeongdong</text:p>
          </table:table-cell>
          <table:table-cell office:value-type="string" calcext:value-type="string">
            <text:p>Chungmuro 5(o)ga, Jung-gu, Seoul, South Korea</text:p>
          </table:table-cell>
          <table:table-cell office:value-type="string" calcext:value-type="string">
            <text:p>+82 2-2261-2912</text:p>
          </table:table-cell>
          <table:table-cell office:value-type="float" office:value="37.5633775" calcext:value-type="float">
            <text:p>37.5633775</text:p>
          </table:table-cell>
          <table:table-cell office:value-type="float" office:value="127.0003222" calcext:value-type="float">
            <text:p>127.0003222</text:p>
          </table:table-cell>
        </table:table-row>
        <table:table-row table:style-name="ro1">
          <table:table-cell table:style-name="ce2" office:value-type="string" calcext:value-type="string">
            <text:p>Jeju money -laws</text:p>
          </table:table-cell>
          <table:table-cell office:value-type="string" calcext:value-type="string">
            <text:p>426-5 Hapjeong-dong, Mapo-gu, Seoul, South Korea</text:p>
          </table:table-cell>
          <table:table-cell office:value-type="string" calcext:value-type="string">
            <text:p>+82 2-324-7575</text:p>
          </table:table-cell>
          <table:table-cell office:value-type="float" office:value="37.5522957" calcext:value-type="float">
            <text:p>37.5522957</text:p>
          </table:table-cell>
          <table:table-cell office:value-type="float" office:value="126.9118938" calcext:value-type="float">
            <text:p>126.9118938</text:p>
          </table:table-cell>
        </table:table-row>
        <table:table-row table:style-name="ro1">
          <table:table-cell table:style-name="ce2" office:value-type="string" calcext:value-type="string">
            <text:p>Non Gus BEEGERS</text:p>
          </table:table-cell>
          <table:table-cell office:value-type="string" calcext:value-type="string">
            <text:p>Mapo-dong, Mapo-gu, Seoul, South Korea</text:p>
          </table:table-cell>
          <table:table-cell office:value-type="string" calcext:value-type="string">
            <text:p>+82 2-324-9965</text:p>
          </table:table-cell>
          <table:table-cell office:value-type="float" office:value="37.5368623" calcext:value-type="float">
            <text:p>37.5368623</text:p>
          </table:table-cell>
          <table:table-cell office:value-type="float" office:value="126.9435802" calcext:value-type="float">
            <text:p>126.9435802</text:p>
          </table:table-cell>
        </table:table-row>
        <table:table-row table:style-name="ro1">
          <table:table-cell office:value-type="string" calcext:value-type="string">
            <text:p>SALAM</text:p>
          </table:table-cell>
          <table:table-cell office:value-type="string" calcext:value-type="string">
            <text:p>732-21 Hannam-dong, Yongsan-gu, Seoul, South Korea</text:p>
          </table:table-cell>
          <table:table-cell office:value-type="string" calcext:value-type="string">
            <text:p>+82 2-793-4323</text:p>
          </table:table-cell>
          <table:table-cell office:value-type="float" office:value="37.5332654" calcext:value-type="float">
            <text:p>37.5332654</text:p>
          </table:table-cell>
          <table:table-cell office:value-type="float" office:value="126.9975515" calcext:value-type="float">
            <text:p>126.9975515</text:p>
          </table:table-cell>
        </table:table-row>
        <table:table-row table:style-name="ro1">
          <table:table-cell office:value-type="string" calcext:value-type="string">
            <text:p>Momoyama</text:p>
          </table:table-cell>
          <table:table-cell office:value-type="string" calcext:value-type="string">
            <text:p>1 Sogong-dong, Jung-gu, Seoul, South Korea</text:p>
          </table:table-cell>
          <table:table-cell office:value-type="string" calcext:value-type="string">
            <text:p>+82 2-317-7031</text:p>
          </table:table-cell>
          <table:table-cell office:value-type="float" office:value="37.5649903" calcext:value-type="float">
            <text:p>37.5649903</text:p>
          </table:table-cell>
          <table:table-cell office:value-type="float" office:value="126.981369" calcext:value-type="float">
            <text:p>126.981369</text:p>
          </table:table-cell>
        </table:table-row>
        <table:table-row table:style-name="ro1">
          <table:table-cell office:value-type="string" calcext:value-type="string">
            <text:p>Mama Indian Restaurant</text:p>
          </table:table-cell>
          <table:table-cell office:value-type="string" calcext:value-type="string">
            <text:p>Mullae-dong, Yeongdeungpo-gu, Seoul, South Korea</text:p>
          </table:table-cell>
          <table:table-cell office:value-type="string" calcext:value-type="string">
            <text:p>+82 2-6487-8858</text:p>
          </table:table-cell>
          <table:table-cell office:value-type="float" office:value="37.5169837" calcext:value-type="float">
            <text:p>37.5169837</text:p>
          </table:table-cell>
          <table:table-cell office:value-type="float" office:value="126.8993953" calcext:value-type="float">
            <text:p>126.8993953</text:p>
          </table:table-cell>
        </table:table-row>
        <table:table-row table:style-name="ro1">
          <table:table-cell table:style-name="ce2" office:value-type="string" calcext:value-type="string">
            <text:p>Timid</text:p>
          </table:table-cell>
          <table:table-cell office:value-type="string" calcext:value-type="string">
            <text:p>143-1 Gwanhun-dong, Jongno-gu, Seoul, South Korea</text:p>
          </table:table-cell>
          <table:table-cell office:value-type="string" calcext:value-type="string">
            <text:p>+82 2-734-4388</text:p>
          </table:table-cell>
          <table:table-cell office:value-type="float" office:value="37.5751082" calcext:value-type="float">
            <text:p>37.5751082</text:p>
          </table:table-cell>
          <table:table-cell office:value-type="float" office:value="126.9833742" calcext:value-type="float">
            <text:p>126.9833742</text:p>
          </table:table-cell>
        </table:table-row>
        <table:table-row table:style-name="ro1">
          <table:table-cell office:value-type="string" calcext:value-type="string">
            <text:p>Reilly's Taphouse</text:p>
          </table:table-cell>
          <table:table-cell office:value-type="string" calcext:value-type="string">
            <text:p>Yongsan 2(i)ga-dong, Yongsan-gu, Seoul, South Korea</text:p>
          </table:table-cell>
          <table:table-cell office:value-type="string" calcext:value-type="string">
            <text:p>+82 2-792-6590</text:p>
          </table:table-cell>
          <table:table-cell office:value-type="float" office:value="37.5458707" calcext:value-type="float">
            <text:p>37.5458707</text:p>
          </table:table-cell>
          <table:table-cell office:value-type="float" office:value="126.9854421" calcext:value-type="float">
            <text:p>126.9854421</text:p>
          </table:table-cell>
        </table:table-row>
        <table:table-row table:style-name="ro1">
          <table:table-cell office:value-type="string" calcext:value-type="string">
            <text:p>Makan Halal Restaurant</text:p>
          </table:table-cell>
          <table:table-cell office:value-type="string" calcext:value-type="string">
            <text:p>52 usadanro 10 gil, Yongsan-gu, Seoul, South Korea</text:p>
          </table:table-cell>
          <table:table-cell office:value-type="string" calcext:value-type="string">
            <text:p>+82 2-6012-2231</text:p>
          </table:table-cell>
          <table:table-cell office:value-type="float" office:value="37.5325703" calcext:value-type="float">
            <text:p>37.5325703</text:p>
          </table:table-cell>
          <table:table-cell office:value-type="float" office:value="126.9982567" calcext:value-type="float">
            <text:p>126.9982567</text:p>
          </table:table-cell>
        </table:table-row>
        <table:table-row table:style-name="ro3">
          <table:table-cell office:value-type="string" calcext:value-type="string">
            <text:p>Maloneys Pub</text:p>
          </table:table-cell>
          <table:table-cell office:value-type="string" calcext:value-type="string">
            <text:p>225-67 Itaewon-dong, Yongsan-gu, 서울특별시 South Korea</text:p>
          </table:table-cell>
          <table:table-cell office:value-type="string" calcext:value-type="string">
            <text:p>+82 2-3785-1675</text:p>
          </table:table-cell>
          <table:table-cell office:value-type="float" office:value="37.5392006" calcext:value-type="float">
            <text:p>37.5392006</text:p>
          </table:table-cell>
          <table:table-cell office:value-type="float" office:value="126.9894144" calcext:value-type="float">
            <text:p>126.9894144</text:p>
          </table:table-cell>
        </table:table-row>
        <table:table-row table:style-name="ro1">
          <table:table-cell table:style-name="ce2" office:value-type="string" calcext:value-type="string">
            <text:p>Mer Mer</text:p>
          </table:table-cell>
          <table:table-cell office:value-type="string" calcext:value-type="string">
            <text:p>550 Dohwa-dong, Mapo-gu, Seoul, South Korea</text:p>
          </table:table-cell>
          <table:table-cell office:value-type="string" calcext:value-type="string">
            <text:p>+82 2-704-0002</text:p>
          </table:table-cell>
          <table:table-cell office:value-type="float" office:value="37.540034" calcext:value-type="float">
            <text:p>37.540034</text:p>
          </table:table-cell>
          <table:table-cell office:value-type="float" office:value="126.9503703" calcext:value-type="float">
            <text:p>126.9503703</text:p>
          </table:table-cell>
        </table:table-row>
        <table:table-row table:style-name="ro1">
          <table:table-cell office:value-type="string" calcext:value-type="string">
            <text:p>The Silence of the lamb</text:p>
          </table:table-cell>
          <table:table-cell office:value-type="string" calcext:value-type="string">
            <text:p>Yongsan-gu, Seoul, South Korea</text:p>
          </table:table-cell>
          <table:table-cell office:value-type="string" calcext:value-type="string">
            <text:p>+82 2-794-9002</text:p>
          </table:table-cell>
          <table:table-cell office:value-type="float" office:value="37.5384272" calcext:value-type="float">
            <text:p>37.5384272</text:p>
          </table:table-cell>
          <table:table-cell office:value-type="float" office:value="126.9654442" calcext:value-type="float">
            <text:p>126.9654442</text:p>
          </table:table-cell>
        </table:table-row>
        <table:table-row table:style-name="ro3">
          <table:table-cell office:value-type="string" calcext:value-type="string">
            <text:p>Jonny Dumpling</text:p>
          </table:table-cell>
          <table:table-cell office:value-type="string" calcext:value-type="string">
            <text:p>130-3 Itaewon-dong, Yongsan-gu, 서울특별시 South Korea</text:p>
          </table:table-cell>
          <table:table-cell office:value-type="string" calcext:value-type="string">
            <text:p>+82 2-790-8830</text:p>
          </table:table-cell>
          <table:table-cell office:value-type="float" office:value="37.5338391" calcext:value-type="float">
            <text:p>37.5338391</text:p>
          </table:table-cell>
          <table:table-cell office:value-type="float" office:value="126.9937105" calcext:value-type="float">
            <text:p>126.9937105</text:p>
          </table:table-cell>
        </table:table-row>
        <table:table-row table:style-name="ro1">
          <table:table-cell office:value-type="string" calcext:value-type="string">
            <text:p>Gecko's Garden</text:p>
          </table:table-cell>
          <table:table-cell office:value-type="string" calcext:value-type="string">
            <text:p>116-6, Itaewon-dong, Yongsan-gu, Seoul, South Korea</text:p>
          </table:table-cell>
          <table:table-cell office:value-type="string" calcext:value-type="string">
            <text:p>+82 2-790-0540</text:p>
          </table:table-cell>
          <table:table-cell office:value-type="float" office:value="37.535168" calcext:value-type="float">
            <text:p>37.535168</text:p>
          </table:table-cell>
          <table:table-cell office:value-type="float" office:value="126.9929571" calcext:value-type="float">
            <text:p>126.9929571</text:p>
          </table:table-cell>
        </table:table-row>
        <table:table-row table:style-name="ro1">
          <table:table-cell table:style-name="ce2" office:value-type="string" calcext:value-type="string">
            <text:p>Rashi going Montmartre</text:p>
          </table:table-cell>
          <table:table-cell office:value-type="string" calcext:value-type="string">
            <text:p>123-33, Itaewon-dong, Yongsan-gu, Seoul, South Korea</text:p>
          </table:table-cell>
          <table:table-cell office:value-type="string" calcext:value-type="string">
            <text:p>+82 2-796-1244</text:p>
          </table:table-cell>
          <table:table-cell office:value-type="float" office:value="37.5347836" calcext:value-type="float">
            <text:p>37.5347836</text:p>
          </table:table-cell>
          <table:table-cell office:value-type="float" office:value="126.995008" calcext:value-type="float">
            <text:p>126.995008</text:p>
          </table:table-cell>
        </table:table-row>
        <table:table-row table:style-name="ro1">
          <table:table-cell table:style-name="ce2" office:value-type="string" calcext:value-type="string">
            <text:p>Richard Copies Cat 24H</text:p>
          </table:table-cell>
          <table:table-cell table:style-name="ce2" office:value-type="string" calcext:value-type="string">
            <text:p>South Korea, Yongsan-gu , Seoul, Itaewon 214-14 layer</text:p>
          </table:table-cell>
          <table:table-cell office:value-type="string" calcext:value-type="string">
            <text:p>+82 2-790-0411</text:p>
          </table:table-cell>
          <table:table-cell office:value-type="float" office:value="37.5347836" calcext:value-type="float">
            <text:p>37.5347836</text:p>
          </table:table-cell>
          <table:table-cell office:value-type="float" office:value="126.995008" calcext:value-type="float">
            <text:p>126.995008</text:p>
          </table:table-cell>
        </table:table-row>
        <table:table-row table:style-name="ro2">
          <table:table-cell office:value-type="string" calcext:value-type="string">
            <text:p>Thai Orchid</text:p>
          </table:table-cell>
          <table:table-cell table:style-name="ce2" office:value-type="string" calcext:value-type="string">
            <text:p>South Korea, Seoul 736-9 Hannam-dong , Yongsan-gu</text:p>
          </table:table-cell>
          <table:table-cell office:value-type="string" calcext:value-type="string">
            <text:p>+82 2-795-3338</text:p>
          </table:table-cell>
          <table:table-cell office:value-type="float" office:value="37.5345767" calcext:value-type="float">
            <text:p>37.5345767</text:p>
          </table:table-cell>
          <table:table-cell office:value-type="float" office:value="126.997904" calcext:value-type="float">
            <text:p>126.997904</text:p>
          </table:table-cell>
        </table:table-row>
        <table:table-row table:style-name="ro1">
          <table:table-cell table:style-name="ce2" office:value-type="string" calcext:value-type="string">
            <text:p>Jyakop</text:p>
          </table:table-cell>
          <table:table-cell office:value-type="string" calcext:value-type="string">
            <text:p>200 Sejongno, Jongno-gu, Seoul, South Korea</text:p>
          </table:table-cell>
          <table:table-cell office:value-type="string" calcext:value-type="string">
            <text:p>+82 2-720-6011</text:p>
          </table:table-cell>
          <table:table-cell office:value-type="float" office:value="37.5706653" calcext:value-type="float">
            <text:p>37.5706653</text:p>
          </table:table-cell>
          <table:table-cell office:value-type="float" office:value="126.9762916" calcext:value-type="float">
            <text:p>126.9762916</text:p>
          </table:table-cell>
        </table:table-row>
        <table:table-row table:style-name="ro1">
          <table:table-cell table:style-name="ce2" office:value-type="string" calcext:value-type="string">
            <text:p>One days tube</text:p>
          </table:table-cell>
          <table:table-cell office:value-type="string" calcext:value-type="string">
            <text:p>217-23 Bogwang-dong, Yongsan-gu, Seoul, South Korea</text:p>
          </table:table-cell>
          <table:table-cell office:value-type="string" calcext:value-type="string">
            <text:p>+82 2-797-0630</text:p>
          </table:table-cell>
          <table:table-cell office:value-type="float" office:value="37.5263514" calcext:value-type="float">
            <text:p>37.5263514</text:p>
          </table:table-cell>
          <table:table-cell office:value-type="float" office:value="127.0004984" calcext:value-type="float">
            <text:p>127.0004984</text:p>
          </table:table-cell>
        </table:table-row>
        <table:table-row table:style-name="ro1">
          <table:table-cell table:style-name="ce2" office:value-type="string" calcext:value-type="string">
            <text:p>Niwa</text:p>
          </table:table-cell>
          <table:table-cell office:value-type="string" calcext:value-type="string">
            <text:p> 301-153 Ichon-dong, Yongsan-gu, Seoul, South Korea</text:p>
          </table:table-cell>
          <table:table-cell office:value-type="string" calcext:value-type="string">
            <text:p>+82 2-790-0917</text:p>
          </table:table-cell>
          <table:table-cell office:value-type="float" office:value="37.520713" calcext:value-type="float">
            <text:p>37.520713</text:p>
          </table:table-cell>
          <table:table-cell office:value-type="float" office:value="126.9745762" calcext:value-type="float">
            <text:p>126.9745762</text:p>
          </table:table-cell>
        </table:table-row>
        <table:table-row table:style-name="ro1">
          <table:table-cell office:value-type="string" calcext:value-type="string">
            <text:p>Belgrade Bar&amp;Grill</text:p>
          </table:table-cell>
          <table:table-cell office:value-type="string" calcext:value-type="string">
            <text:p>118-4 Itaewon-dong, Yongsan-gu, Seoul, South Korea</text:p>
          </table:table-cell>
          <table:table-cell office:value-type="string" calcext:value-type="string">
            <text:p>+82 2-796-6933</text:p>
          </table:table-cell>
          <table:table-cell office:value-type="float" office:value="37.5351983" calcext:value-type="float">
            <text:p>37.5351983</text:p>
          </table:table-cell>
          <table:table-cell office:value-type="float" office:value="126.9918603" calcext:value-type="float">
            <text:p>126.9918603</text:p>
          </table:table-cell>
        </table:table-row>
        <table:table-row table:style-name="ro1">
          <table:table-cell table:style-name="ce2" office:value-type="string" calcext:value-type="string">
            <text:p>Burger King Hongdae focus</text:p>
          </table:table-cell>
          <table:table-cell office:value-type="string" calcext:value-type="string">
            <text:p>164-31, Donggyo-dong, Mapo-gu, Seoul, South Korea</text:p>
          </table:table-cell>
          <table:table-cell office:value-type="string" calcext:value-type="string">
            <text:p>+82 2-322-9778</text:p>
          </table:table-cell>
          <table:table-cell office:value-type="float" office:value="37.5556886" calcext:value-type="float">
            <text:p>37.5556886</text:p>
          </table:table-cell>
          <table:table-cell office:value-type="float" office:value="126.9235493" calcext:value-type="float">
            <text:p>126.9235493</text:p>
          </table:table-cell>
        </table:table-row>
        <table:table-row table:style-name="ro1">
          <table:table-cell table:style-name="ce2" office:value-type="string" calcext:value-type="string">
            <text:p>Kyochon chicken hongdaejeom</text:p>
          </table:table-cell>
          <table:table-cell office:value-type="string" calcext:value-type="string">
            <text:p>362-15 Seogyo-dong, Mapo-gu, Seoul, South Korea</text:p>
          </table:table-cell>
          <table:table-cell office:value-type="string" calcext:value-type="string">
            <text:p>+82 2-338-1300</text:p>
          </table:table-cell>
          <table:table-cell office:value-type="float" office:value="37.5518156" calcext:value-type="float">
            <text:p>37.5518156</text:p>
          </table:table-cell>
          <table:table-cell office:value-type="float" office:value="126.9229124" calcext:value-type="float">
            <text:p>126.9229124</text:p>
          </table:table-cell>
        </table:table-row>
        <table:table-row table:style-name="ro1">
          <table:table-cell table:style-name="ce2" office:value-type="string" calcext:value-type="string">
            <text:p>Yamsaem ( namyoung points)</text:p>
          </table:table-cell>
          <table:table-cell office:value-type="string" calcext:value-type="string">
            <text:p>93-60 Garwol-dong, Yongsan-gu, Seoul, South Korea</text:p>
          </table:table-cell>
          <table:table-cell office:value-type="string" calcext:value-type="string">
            <text:p>+82 2-716-8627</text:p>
          </table:table-cell>
          <table:table-cell office:value-type="float" office:value="37.5420342" calcext:value-type="float">
            <text:p>37.5420342</text:p>
          </table:table-cell>
          <table:table-cell office:value-type="float" office:value="126.9716544" calcext:value-type="float">
            <text:p>126.9716544</text:p>
          </table:table-cell>
        </table:table-row>
        <table:table-row table:style-name="ro1">
          <table:table-cell table:style-name="ce2" office:value-type="string" calcext:value-type="string">
            <text:p>Each redundancy</text:p>
          </table:table-cell>
          <table:table-cell office:value-type="string" calcext:value-type="string">
            <text:p>31-8 Changcheon-dong, Seodaemun-gu, Seoul, South Korea</text:p>
          </table:table-cell>
          <table:table-cell office:value-type="string" calcext:value-type="string">
            <text:p>+82 2-364-1522</text:p>
          </table:table-cell>
          <table:table-cell office:value-type="float" office:value="37.5584288" calcext:value-type="float">
            <text:p>37.5584288</text:p>
          </table:table-cell>
          <table:table-cell office:value-type="float" office:value="126.9373872" calcext:value-type="float">
            <text:p>126.9373872</text:p>
          </table:table-cell>
        </table:table-row>
        <table:table-row table:style-name="ro1">
          <table:table-cell table:style-name="ce2" office:value-type="string" calcext:value-type="string">
            <text:p>Ltd. Wang Tai</text:p>
          </table:table-cell>
          <table:table-cell office:value-type="string" calcext:value-type="string">
            <text:p>176-2 Itaewon-dong, Yongsan-gu, Seoul, South Korea</text:p>
          </table:table-cell>
          <table:table-cell office:value-type="string" calcext:value-type="string">
            <text:p>+82 2-749-2746</text:p>
          </table:table-cell>
          <table:table-cell office:value-type="float" office:value="37.5344441" calcext:value-type="float">
            <text:p>37.5344441</text:p>
          </table:table-cell>
          <table:table-cell office:value-type="float" office:value="126.990696" calcext:value-type="float">
            <text:p>126.990696</text:p>
          </table:table-cell>
        </table:table-row>
        <table:table-row table:style-name="ro2">
          <table:table-cell office:value-type="string" calcext:value-type="string">
            <text:p>Hotel ibis budget Ambassador Seoul Dongdaemun</text:p>
          </table:table-cell>
          <table:table-cell table:style-name="ce2" office:value-type="string" calcext:value-type="string">
            <text:p>334 Toegye-ro, Jung-gu, Seoul</text:p>
          </table:table-cell>
          <table:table-cell office:value-type="string" calcext:value-type="string">
            <text:p>+82 2-2079-8888</text:p>
          </table:table-cell>
          <table:table-cell office:value-type="float" office:value="37.5641553" calcext:value-type="float">
            <text:p>37.5641553</text:p>
          </table:table-cell>
          <table:table-cell office:value-type="float" office:value="127.0085995" calcext:value-type="float">
            <text:p>127.0085995</text:p>
          </table:table-cell>
        </table:table-row>
        <table:table-row table:style-name="ro1">
          <table:table-cell table:style-name="ce2" office:value-type="string" calcext:value-type="string">
            <text:p>Oceania gyehyang</text:p>
          </table:table-cell>
          <table:table-cell office:value-type="string" calcext:value-type="string">
            <text:p>14-5, Insadong 12-gil, Jongno-gu, Seoul, South Korea</text:p>
          </table:table-cell>
          <table:table-cell office:value-type="string" calcext:value-type="string">
            <text:p>+82 2-735-7171</text:p>
          </table:table-cell>
          <table:table-cell office:value-type="float" office:value="37.5746333" calcext:value-type="float">
            <text:p>37.5746333</text:p>
          </table:table-cell>
          <table:table-cell office:value-type="float" office:value="126.9852542" calcext:value-type="float">
            <text:p>126.9852542</text:p>
          </table:table-cell>
        </table:table-row>
        <table:table-row table:style-name="ro1">
          <table:table-cell table:style-name="ce2" office:value-type="string" calcext:value-type="string">
            <text:p>Donna meokswi</text:p>
          </table:table-cell>
          <table:table-cell office:value-type="string" calcext:value-type="string">
            <text:p>59-25 Myeongdong 1(il)-ga, Jung-gu, Seoul, South Korea</text:p>
          </table:table-cell>
          <table:table-cell office:value-type="string" calcext:value-type="string">
            <text:p>+82 2-754-0405</text:p>
          </table:table-cell>
          <table:table-cell office:value-type="float" office:value="37.5641976" calcext:value-type="float">
            <text:p>37.5641976</text:p>
          </table:table-cell>
          <table:table-cell office:value-type="float" office:value="126.9836923" calcext:value-type="float">
            <text:p>126.9836923</text:p>
          </table:table-cell>
        </table:table-row>
        <table:table-row table:style-name="ro1">
          <table:table-cell office:value-type="string" calcext:value-type="string">
            <text:p>LOCOS BBQ</text:p>
          </table:table-cell>
          <table:table-cell office:value-type="string" calcext:value-type="string">
            <text:p>83 Hoenamu-ro, Yongsan-gu, South Korea</text:p>
          </table:table-cell>
          <table:table-cell office:value-type="string" calcext:value-type="string">
            <text:p>+82 2-794-3234</text:p>
          </table:table-cell>
          <table:table-cell table:style-name="ce4" office:value-type="float" office:value="37.5409436" calcext:value-type="float">
            <text:p>37.5409436</text:p>
          </table:table-cell>
          <table:table-cell office:value-type="float" office:value="126.9954877" calcext:value-type="float">
            <text:p>126.9954877</text:p>
          </table:table-cell>
        </table:table-row>
        <table:table-row table:style-name="ro1">
          <table:table-cell office:value-type="string" calcext:value-type="string">
            <text:p>Bistro6942</text:p>
          </table:table-cell>
          <table:table-cell office:value-type="string" calcext:value-type="string">
            <text:p>12-4 Ewhayeodae 3-gil, Seodaemun-gu, Seoul, South Korea</text:p>
          </table:table-cell>
          <table:table-cell office:value-type="string" calcext:value-type="string">
            <text:p>+82 2-363-6942</text:p>
          </table:table-cell>
          <table:table-cell office:value-type="float" office:value="37.5581066" calcext:value-type="float">
            <text:p>37.5581066</text:p>
          </table:table-cell>
          <table:table-cell office:value-type="float" office:value="126.9450712" calcext:value-type="float">
            <text:p>126.9450712</text:p>
          </table:table-cell>
        </table:table-row>
        <table:table-row table:style-name="ro1">
          <table:table-cell table:style-name="ce2" office:value-type="string" calcext:value-type="string">
            <text:p>Chef 's guksujeon yidaejeom</text:p>
          </table:table-cell>
          <table:table-cell office:value-type="string" calcext:value-type="string">
            <text:p>54-6 Daehyeon-dong, Seodaemun-gu, Seoul, South Korea</text:p>
          </table:table-cell>
          <table:table-cell office:value-type="string" calcext:value-type="string">
            <text:p>+82 2-312-2797</text:p>
          </table:table-cell>
          <table:table-cell office:value-type="float" office:value="37.5581109" calcext:value-type="float">
            <text:p>37.5581109</text:p>
          </table:table-cell>
          <table:table-cell office:value-type="float" office:value="126.9460558" calcext:value-type="float">
            <text:p>126.9460558</text:p>
          </table:table-cell>
        </table:table-row>
        <table:table-row table:style-name="ro1">
          <table:table-cell table:style-name="ce2" office:value-type="string" calcext:value-type="string">
            <text:p>Party dish</text:p>
          </table:table-cell>
          <table:table-cell office:value-type="string" calcext:value-type="string">
            <text:p>16-1 Dangju-dong, Jongno-gu, Seoul, South Korea</text:p>
          </table:table-cell>
          <table:table-cell office:value-type="string" calcext:value-type="string">
            <text:p>+82 2-733-4949</text:p>
          </table:table-cell>
          <table:table-cell office:value-type="float" office:value="37.5714698" calcext:value-type="float">
            <text:p>37.5714698</text:p>
          </table:table-cell>
          <table:table-cell office:value-type="float" office:value="126.9750342" calcext:value-type="float">
            <text:p>126.9750342</text:p>
          </table:table-cell>
        </table:table-row>
        <table:table-row table:style-name="ro2">
          <table:table-cell table:style-name="ce2" office:value-type="string" calcext:value-type="string">
            <text:p>Kyochon chicken Dongdaemun first store</text:p>
          </table:table-cell>
          <table:table-cell office:value-type="string" calcext:value-type="string">
            <text:p>28-15 Majang-ro 1-gil, Jung-gu, Seoul, South Korea</text:p>
          </table:table-cell>
          <table:table-cell office:value-type="string" calcext:value-type="string">
            <text:p>+82 2-2231-9337</text:p>
          </table:table-cell>
          <table:table-cell office:value-type="float" office:value="37.569276" calcext:value-type="float">
            <text:p>37.569276</text:p>
          </table:table-cell>
          <table:table-cell office:value-type="float" office:value="127.0130246" calcext:value-type="float">
            <text:p>127.0130246</text:p>
          </table:table-cell>
        </table:table-row>
        <table:table-row table:style-name="ro1">
          <table:table-cell table:style-name="ce2" office:value-type="string" calcext:value-type="string">
            <text:p>Terrace ( Hyatt Hotel )</text:p>
          </table:table-cell>
          <table:table-cell office:value-type="string" calcext:value-type="string">
            <text:p> 747-7 Hannam-dong, Yongsan-gu, Seoul, South Korea</text:p>
          </table:table-cell>
          <table:table-cell office:value-type="string" calcext:value-type="string">
            <text:p>+82 2-799-8166</text:p>
          </table:table-cell>
          <table:table-cell office:value-type="float" office:value="37.5394418" calcext:value-type="float">
            <text:p>37.5394418</text:p>
          </table:table-cell>
          <table:table-cell office:value-type="float" office:value="126.9973195" calcext:value-type="float">
            <text:p>126.9973195</text:p>
          </table:table-cell>
        </table:table-row>
        <table:table-row table:style-name="ro2">
          <table:table-cell table:style-name="ce2" office:value-type="string" calcext:value-type="string">
            <text:p>Haitian</text:p>
          </table:table-cell>
          <table:table-cell table:style-name="ce2" office:value-type="string" calcext:value-type="string">
            <text:p>South Korea, Yongsan-gu , Seoul, Itaewon 268 ( Hannam )</text:p>
          </table:table-cell>
          <table:table-cell office:value-type="string" calcext:value-type="string">
            <text:p>+82 2-790-2464</text:p>
          </table:table-cell>
          <table:table-cell office:value-type="float" office:value="37.5394418" calcext:value-type="float">
            <text:p>37.5394418</text:p>
          </table:table-cell>
          <table:table-cell office:value-type="float" office:value="126.9973195" calcext:value-type="float">
            <text:p>126.9973195</text:p>
          </table:table-cell>
        </table:table-row>
        <table:table-row table:style-name="ro1">
          <table:table-cell table:style-name="ce2" office:value-type="string" calcext:value-type="string">
            <text:p>Hari won</text:p>
          </table:table-cell>
          <table:table-cell office:value-type="string" calcext:value-type="string">
            <text:p>249 Samseondong 2(i)-ga, Seongbuk-gu, Seoul, South Korea</text:p>
          </table:table-cell>
          <table:table-cell office:value-type="string" calcext:value-type="string">
            <text:p>+82 2-741-2595</text:p>
          </table:table-cell>
          <table:table-cell office:value-type="float" office:value="37.5846163" calcext:value-type="float">
            <text:p>37.5846163</text:p>
          </table:table-cell>
          <table:table-cell office:value-type="float" office:value="127.0106663" calcext:value-type="float">
            <text:p>127.0106663</text:p>
          </table:table-cell>
        </table:table-row>
        <table:table-row table:style-name="ro1">
          <table:table-cell office:value-type="string" calcext:value-type="string">
            <text:p>3 Alley Pub</text:p>
          </table:table-cell>
          <table:table-cell office:value-type="string" calcext:value-type="string">
            <text:p>50 Itaewon-ro 27ga-gil, Yongsan-gu, Seoul, South Korea</text:p>
          </table:table-cell>
          <table:table-cell office:value-type="string" calcext:value-type="string">
            <text:p>+82 2-797-7879</text:p>
          </table:table-cell>
          <table:table-cell office:value-type="float" office:value="37.5350166" calcext:value-type="float">
            <text:p>37.5350166</text:p>
          </table:table-cell>
          <table:table-cell office:value-type="float" office:value="126.9925315" calcext:value-type="float">
            <text:p>126.9925315</text:p>
          </table:table-cell>
        </table:table-row>
        <table:table-row table:style-name="ro1">
          <table:table-cell table:style-name="ce2" office:value-type="string" calcext:value-type="string">
            <text:p>Ewha Andong steamed chicken</text:p>
          </table:table-cell>
          <table:table-cell office:value-type="string" calcext:value-type="string">
            <text:p>56-126 Daehyeon-dong, Seodaemun-gu, Seoul, South Korea</text:p>
          </table:table-cell>
          <table:table-cell office:value-type="string" calcext:value-type="string">
            <text:p>+82 2-313-0883</text:p>
          </table:table-cell>
          <table:table-cell office:value-type="float" office:value="37.5587941" calcext:value-type="float">
            <text:p>37.5587941</text:p>
          </table:table-cell>
          <table:table-cell office:value-type="float" office:value="126.945375" calcext:value-type="float">
            <text:p>126.945375</text:p>
          </table:table-cell>
        </table:table-row>
        <table:table-row table:style-name="ro1">
          <table:table-cell table:style-name="ce2" office:value-type="string" calcext:value-type="string">
            <text:p>Beauty</text:p>
          </table:table-cell>
          <table:table-cell office:value-type="string" calcext:value-type="string">
            <text:p>Dongsung-dong, Jongno-gu, Seoul, South Korea</text:p>
          </table:table-cell>
          <table:table-cell office:value-type="string" calcext:value-type="string">
            <text:p>+82 2-747-5370</text:p>
          </table:table-cell>
          <table:table-cell office:value-type="float" office:value="37.5808755" calcext:value-type="float">
            <text:p>37.5808755</text:p>
          </table:table-cell>
          <table:table-cell office:value-type="float" office:value="127.0051633" calcext:value-type="float">
            <text:p>127.0051633</text:p>
          </table:table-cell>
        </table:table-row>
        <table:table-row table:style-name="ro1">
          <table:table-cell table:style-name="ce2" office:value-type="string" calcext:value-type="string">
            <text:p>Messiah</text:p>
          </table:table-cell>
          <table:table-cell office:value-type="string" calcext:value-type="string">
            <text:p>11-5 Dongja-dong, Yongsan-gu, Seoul, South Korea</text:p>
          </table:table-cell>
          <table:table-cell office:value-type="string" calcext:value-type="string">
            <text:p>+82 2-318-5235</text:p>
          </table:table-cell>
          <table:table-cell office:value-type="float" office:value="37.5533263" calcext:value-type="float">
            <text:p>37.5533263</text:p>
          </table:table-cell>
          <table:table-cell office:value-type="float" office:value="126.9746999" calcext:value-type="float">
            <text:p>126.9746999</text:p>
          </table:table-cell>
        </table:table-row>
        <table:table-row table:style-name="ro1">
          <table:table-cell table:style-name="ce2" office:value-type="string" calcext:value-type="string">
            <text:p>Right gimseonsaeng</text:p>
          </table:table-cell>
          <table:table-cell table:style-name="Default" office:value-type="string" calcext:value-type="string">
            <text:p>South Korea, Seoul, Yongsan-gu, Ichon-dong, 245</text:p>
          </table:table-cell>
          <table:table-cell office:value-type="string" calcext:value-type="string">
            <text:p>+82 2-3785-1525</text:p>
          </table:table-cell>
          <table:table-cell office:value-type="float" office:value="37.5161216" calcext:value-type="float">
            <text:p>37.5161216</text:p>
          </table:table-cell>
          <table:table-cell office:value-type="float" office:value="126.9660695" calcext:value-type="float">
            <text:p>126.9660695</text:p>
          </table:table-cell>
        </table:table-row>
        <table:table-row table:style-name="ro1">
          <table:table-cell table:style-name="ce2" office:value-type="string" calcext:value-type="string">
            <text:p>Kokoro bentto</text:p>
          </table:table-cell>
          <table:table-cell office:value-type="string" calcext:value-type="string">
            <text:p>361-6 Seogyo-dong, Mapo-gu, Seoul, South Korea</text:p>
          </table:table-cell>
          <table:table-cell office:value-type="string" calcext:value-type="string">
            <text:p>+82 2-338-3822</text:p>
          </table:table-cell>
          <table:table-cell office:value-type="float" office:value="37.5511084" calcext:value-type="float">
            <text:p>37.5511084</text:p>
          </table:table-cell>
          <table:table-cell office:value-type="float" office:value="126.92382" calcext:value-type="float">
            <text:p>126.92382</text:p>
          </table:table-cell>
        </table:table-row>
        <table:table-row table:style-name="ro2">
          <table:table-cell table:style-name="ce2" office:value-type="string" calcext:value-type="string">
            <text:p>RONCE jjukkumi Hongdae headquarters</text:p>
          </table:table-cell>
          <table:table-cell office:value-type="string" calcext:value-type="string">
            <text:p>331-21 Seogyo-dong, Mapo-gu, Seoul, South Korea</text:p>
          </table:table-cell>
          <table:table-cell office:value-type="string" calcext:value-type="string">
            <text:p>+82 2-325-7943</text:p>
          </table:table-cell>
          <table:table-cell office:value-type="float" office:value="37.556165" calcext:value-type="float">
            <text:p>37.556165</text:p>
          </table:table-cell>
          <table:table-cell office:value-type="float" office:value="126.9260901" calcext:value-type="float">
            <text:p>126.9260901</text:p>
          </table:table-cell>
        </table:table-row>
        <table:table-row table:style-name="ro1">
          <table:table-cell office:value-type="string" calcext:value-type="string">
            <text:p>Hotel ibis Ambassador Seoul Insadong</text:p>
          </table:table-cell>
          <table:table-cell office:value-type="string" calcext:value-type="string">
            <text:p>31, Samil daero 30 gil, Seoul, South Korea</text:p>
          </table:table-cell>
          <table:table-cell office:value-type="string" calcext:value-type="string">
            <text:p>+82 2-6730-1101</text:p>
          </table:table-cell>
          <table:table-cell office:value-type="float" office:value="37.5743665" calcext:value-type="float">
            <text:p>37.5743665</text:p>
          </table:table-cell>
          <table:table-cell office:value-type="float" office:value="126.9894397" calcext:value-type="float">
            <text:p>126.9894397</text:p>
          </table:table-cell>
        </table:table-row>
        <table:table-row table:style-name="ro1">
          <table:table-cell table:style-name="ce2" office:value-type="string" calcext:value-type="string">
            <text:p>Rose Bakery</text:p>
          </table:table-cell>
          <table:table-cell office:value-type="string" calcext:value-type="string">
            <text:p>739-1 Hannam-dong, Yongsan-gu, Seoul, South Korea</text:p>
          </table:table-cell>
          <table:table-cell office:value-type="string" calcext:value-type="string">
            <text:p>+82 2-790-7225</text:p>
          </table:table-cell>
          <table:table-cell office:value-type="float" office:value="37.5381905" calcext:value-type="float">
            <text:p>37.5381905</text:p>
          </table:table-cell>
          <table:table-cell office:value-type="float" office:value="127.0012807" calcext:value-type="float">
            <text:p>127.0012807</text:p>
          </table:table-cell>
        </table:table-row>
        <table:table-row table:style-name="ro2">
          <table:table-cell table:style-name="ce2" office:value-type="string" calcext:value-type="string">
            <text:p>Manimal Smokehouse ( Manny far Smokehouse )</text:p>
          </table:table-cell>
          <table:table-cell office:value-type="string" calcext:value-type="string">
            <text:p>2F, 455-33 Itaewon, Yongsan-gu, Seoul, South Korea</text:p>
          </table:table-cell>
          <table:table-cell office:value-type="string" calcext:value-type="string">
            <text:p>+82 2-790-6788</text:p>
          </table:table-cell>
          <table:table-cell office:value-type="float" office:value="37.5344824" calcext:value-type="float">
            <text:p>37.5344824</text:p>
          </table:table-cell>
          <table:table-cell office:value-type="float" office:value="126.9884314" calcext:value-type="float">
            <text:p>126.9884314</text:p>
          </table:table-cell>
        </table:table-row>
        <table:table-row table:style-name="ro2">
          <table:table-cell table:style-name="ce2" office:value-type="string" calcext:value-type="string">
            <text:p>Place tusseom Sinchon Station Branch</text:p>
          </table:table-cell>
          <table:table-cell office:value-type="string" calcext:value-type="string">
            <text:p> 110-1 Daehyeon-dong, Seodaemun-gu, Seoul, South Korea</text:p>
          </table:table-cell>
          <table:table-cell office:value-type="string" calcext:value-type="string">
            <text:p>+82 2-313-2388</text:p>
          </table:table-cell>
          <table:table-cell office:value-type="float" office:value="37.5588874" calcext:value-type="float">
            <text:p>37.5588874</text:p>
          </table:table-cell>
          <table:table-cell office:value-type="float" office:value="126.9419058" calcext:value-type="float">
            <text:p>126.9419058</text:p>
          </table:table-cell>
        </table:table-row>
        <table:table-row table:style-name="ro2">
          <table:table-cell office:value-type="string" calcext:value-type="string">
            <text:p>Hotel ibis Ambassador Seoul Myeong Dong</text:p>
          </table:table-cell>
          <table:table-cell table:style-name="ce2" office:value-type="string" calcext:value-type="string">
            <text:p>South Korea, Seoul, Jung-gu, Namdaemun-ro, 78</text:p>
          </table:table-cell>
          <table:table-cell office:value-type="string" calcext:value-type="string">
            <text:p>+82 2-6361-8888</text:p>
          </table:table-cell>
          <table:table-cell office:value-type="float" office:value="37.5641453" calcext:value-type="float">
            <text:p>37.5641453</text:p>
          </table:table-cell>
          <table:table-cell office:value-type="float" office:value="126.9829504" calcext:value-type="float">
            <text:p>126.9829504</text:p>
          </table:table-cell>
        </table:table-row>
        <table:table-row table:style-name="ro1">
          <table:table-cell table:style-name="ce2" office:value-type="string" calcext:value-type="string">
            <text:p>Rural Folks</text:p>
          </table:table-cell>
          <table:table-cell office:value-type="string" calcext:value-type="string">
            <text:p> 738-17, Hannam-dong, Yongsan-gu, Seoul, South Korea</text:p>
          </table:table-cell>
          <table:table-cell office:value-type="string" calcext:value-type="string">
            <text:p>+82 2-793-5390</text:p>
          </table:table-cell>
          <table:table-cell office:value-type="float" office:value="37.5360929" calcext:value-type="float">
            <text:p>37.5360929</text:p>
          </table:table-cell>
          <table:table-cell office:value-type="float" office:value="126.9994746" calcext:value-type="float">
            <text:p>126.9994746</text:p>
          </table:table-cell>
        </table:table-row>
        <table:table-row table:style-name="ro1">
          <table:table-cell office:value-type="string" calcext:value-type="string">
            <text:p>Pattaya</text:p>
          </table:table-cell>
          <table:table-cell office:value-type="string" calcext:value-type="string">
            <text:p>116-14 Itaewon-dong, Yongsan-gu, Seoul, South Korea</text:p>
          </table:table-cell>
          <table:table-cell office:value-type="string" calcext:value-type="string">
            <text:p>+82 2-793-4888</text:p>
          </table:table-cell>
          <table:table-cell office:value-type="float" office:value="37.5350297" calcext:value-type="float">
            <text:p>37.5350297</text:p>
          </table:table-cell>
          <table:table-cell office:value-type="float" office:value="126.9923752" calcext:value-type="float">
            <text:p>126.9923752</text:p>
          </table:table-cell>
        </table:table-row>
        <table:table-row table:style-name="ro1">
          <table:table-cell table:style-name="ce2" office:value-type="string" calcext:value-type="string">
            <text:p>South Korea home</text:p>
          </table:table-cell>
          <table:table-cell office:value-type="string" calcext:value-type="string">
            <text:p>10 Toegye-ro 36-gil, Jung-gu, Seoul, South Korea</text:p>
          </table:table-cell>
          <table:table-cell office:value-type="string" calcext:value-type="string">
            <text:p>+82 2-2266-9101</text:p>
          </table:table-cell>
          <table:table-cell office:value-type="float" office:value="37.5601211" calcext:value-type="float">
            <text:p>37.5601211</text:p>
          </table:table-cell>
          <table:table-cell office:value-type="float" office:value="126.9943973" calcext:value-type="float">
            <text:p>126.9943973</text:p>
          </table:table-cell>
        </table:table-row>
        <table:table-row table:style-name="ro1">
          <table:table-cell office:value-type="string" calcext:value-type="string">
            <text:p>The Chinese Restaurant</text:p>
          </table:table-cell>
          <table:table-cell office:value-type="string" calcext:value-type="string">
            <text:p>747-7 Hannam-dong, Yongsan-gu, Seoul, South Korea</text:p>
          </table:table-cell>
          <table:table-cell office:value-type="string" calcext:value-type="string">
            <text:p>+82 2-797-1234</text:p>
          </table:table-cell>
          <table:table-cell office:value-type="float" office:value="37.5394418" calcext:value-type="float">
            <text:p>37.5394418</text:p>
          </table:table-cell>
          <table:table-cell office:value-type="float" office:value="126.9973195" calcext:value-type="float">
            <text:p>126.9973195</text:p>
          </table:table-cell>
        </table:table-row>
        <table:table-row table:style-name="ro2">
          <table:table-cell table:style-name="ce3" office:value-type="string" calcext:value-type="string">
            <text:p>Balwoo Gongyang </text:p>
          </table:table-cell>
          <table:table-cell office:value-type="string" calcext:value-type="string">
            <text:p>5th fl, Templestay Information Center, 56 Ujeongguk-ro, Jongno-gu </text:p>
          </table:table-cell>
          <table:table-cell office:value-type="string" calcext:value-type="string">
            <text:p>+82 2 2031 2081 </text:p>
          </table:table-cell>
          <table:table-cell office:value-type="float" office:value="37.566535" calcext:value-type="float">
            <text:p>37.566535</text:p>
          </table:table-cell>
          <table:table-cell office:value-type="float" office:value="126.977969" calcext:value-type="float">
            <text:p>126.977969</text:p>
          </table:table-cell>
        </table:table-row>
        <table:table-row table:style-name="ro1">
          <table:table-cell table:style-name="ce3" office:value-type="string" calcext:value-type="string">
            <text:p>Tongin Market Box Lunch Cafe</text:p>
          </table:table-cell>
          <table:table-cell office:value-type="string" calcext:value-type="string">
            <text:p>18 Jahamun-ro 15-gl, Jongno-gu </text:p>
          </table:table-cell>
          <table:table-cell table:style-name="Default" office:value-type="string" calcext:value-type="string">
            <text:p>+82 02-722-0911</text:p>
          </table:table-cell>
          <table:table-cell office:value-type="float" office:value="37.5807277" calcext:value-type="float">
            <text:p>37.5807277</text:p>
          </table:table-cell>
          <table:table-cell office:value-type="float" office:value="126.9699348" calcext:value-type="float">
            <text:p>126.9699348</text:p>
          </table:table-cell>
        </table:table-row>
        <table:table-row table:style-name="ro1">
          <table:table-cell office:value-type="string" calcext:value-type="string">
            <text:p>BABA INDIA</text:p>
          </table:table-cell>
          <table:table-cell office:value-type="string" calcext:value-type="string">
            <text:p>2F, 359, Gangnam-daero, Seocho-gu, Seoul</text:p>
          </table:table-cell>
          <table:table-cell office:value-type="string" calcext:value-type="string">
            <text:p>02-521-4588</text:p>
          </table:table-cell>
          <table:table-cell office:value-type="float" office:value="37.494822" calcext:value-type="float">
            <text:p>37.494822</text:p>
          </table:table-cell>
          <table:table-cell office:value-type="float" office:value="127.02855" calcext:value-type="float">
            <text:p>127.02855</text:p>
          </table:table-cell>
        </table:table-row>
        <table:table-row table:style-name="ro1">
          <table:table-cell office:value-type="string" calcext:value-type="string">
            <text:p>P OTAL A (Myeong-dong branch)</text:p>
          </table:table-cell>
          <table:table-cell office:value-type="string" calcext:value-type="string">
            <text:p>4F, 16-1, Myeongdong 10-gil, Jung-gu,  Seoul</text:p>
          </table:table-cell>
          <table:table-cell office:value-type="string" calcext:value-type="string">
            <text:p>02-775-8860</text:p>
          </table:table-cell>
          <table:table-cell office:value-type="float" office:value="37.562713" calcext:value-type="float">
            <text:p>37.562713</text:p>
          </table:table-cell>
          <table:table-cell office:value-type="float" office:value="126.985603" calcext:value-type="float">
            <text:p>126.985603</text:p>
          </table:table-cell>
        </table:table-row>
        <table:table-row table:style-name="ro1">
          <table:table-cell office:value-type="string" calcext:value-type="string">
            <text:p>WAZWAN</text:p>
          </table:table-cell>
          <table:table-cell office:value-type="string" calcext:value-type="string">
            <text:p>45, Usadan-ro 10-gil, Yongsan-gu, Seoul</text:p>
          </table:table-cell>
          <table:table-cell office:value-type="string" calcext:value-type="string">
            <text:p>02-6733-8950</text:p>
          </table:table-cell>
          <table:table-cell office:value-type="float" office:value="37.532918" calcext:value-type="float">
            <text:p>37.532918</text:p>
          </table:table-cell>
          <table:table-cell office:value-type="float" office:value="126.998074" calcext:value-type="float">
            <text:p>126.998074</text:p>
          </table:table-cell>
        </table:table-row>
        <table:table-row table:style-name="ro1">
          <table:table-cell office:value-type="string" calcext:value-type="string">
            <text:p>USMANIA</text:p>
          </table:table-cell>
          <table:table-cell office:value-type="string" calcext:value-type="string">
            <text:p>B1, 34, Usadan-ro, Yongsan-gu, Seoul</text:p>
          </table:table-cell>
          <table:table-cell office:value-type="string" calcext:value-type="string">
            <text:p>02-798-7155</text:p>
          </table:table-cell>
          <table:table-cell office:value-type="float" office:value="37.532602" calcext:value-type="float">
            <text:p>37.532602</text:p>
          </table:table-cell>
          <table:table-cell office:value-type="float" office:value="126.99603" calcext:value-type="float">
            <text:p>126.99603</text:p>
          </table:table-cell>
        </table:table-row>
        <table:table-row table:style-name="ro1">
          <table:table-cell office:value-type="string" calcext:value-type="string">
            <text:p>TA J PAL ACE</text:p>
          </table:table-cell>
          <table:table-cell office:value-type="string" calcext:value-type="string">
            <text:p>2F, 39, Usadan-ro, Yongsan-gu, Seoul</text:p>
          </table:table-cell>
          <table:table-cell office:value-type="string" calcext:value-type="string">
            <text:p>02-79 0 -5786</text:p>
          </table:table-cell>
          <table:table-cell office:value-type="float" office:value="37.533402" calcext:value-type="float">
            <text:p>37.533402</text:p>
          </table:table-cell>
          <table:table-cell office:value-type="float" office:value="126.9974" calcext:value-type="float">
            <text:p>126.9974</text:p>
          </table:table-cell>
        </table:table-row>
        <table:table-row table:style-name="ro1">
          <table:table-cell office:value-type="string" calcext:value-type="string">
            <text:p>M E N TAR I</text:p>
          </table:table-cell>
          <table:table-cell office:value-type="string" calcext:value-type="string">
            <text:p>295, Jahamun-ro, Jongno-gu, Seoul</text:p>
          </table:table-cell>
          <table:table-cell office:value-type="string" calcext:value-type="string">
            <text:p>02-396-2800</text:p>
          </table:table-cell>
          <table:table-cell office:value-type="float" office:value="37.5989229" calcext:value-type="float">
            <text:p>37.5989229</text:p>
          </table:table-cell>
          <table:table-cell office:value-type="float" office:value="126.9600435" calcext:value-type="float">
            <text:p>126.9600435</text:p>
          </table:table-cell>
        </table:table-row>
        <table:table-row table:style-name="ro1">
          <table:table-cell office:value-type="string" calcext:value-type="string">
            <text:p>SHANTI</text:p>
          </table:table-cell>
          <table:table-cell office:value-type="string" calcext:value-type="string">
            <text:p>2F, 9, 23-gil, Wausan-ro, Mapo-gu, Seoul</text:p>
          </table:table-cell>
          <table:table-cell office:value-type="string" calcext:value-type="string">
            <text:p>02-325-1779</text:p>
          </table:table-cell>
          <table:table-cell office:value-type="float" office:value="37.55805" calcext:value-type="float">
            <text:p>37.55805</text:p>
          </table:table-cell>
          <table:table-cell office:value-type="float" office:value="126.919509" calcext:value-type="float">
            <text:p>126.919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15:44:58.602265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4:49:20.070291941</meta:creation-date>
    <dc:date>2015-09-09T16:05:40.517987479</dc:date>
    <meta:editing-duration>PT8M49S</meta:editing-duration>
    <meta:editing-cycles>3</meta:editing-cycles>
    <meta:generator>LibreOffice/4.2.8.2$Linux_X86_64 LibreOffice_project/420m0$Build-2</meta:generator>
    <meta:document-statistic meta:table-count="1" meta:cell-count="760" meta:object-count="0"/>
  </office:meta>
</office:document-meta>
</file>